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Georgia" svg:font-family="Georgia, 'Times New Roman', Times, serif"/>
    <style:font-face style:name="Georgia1" svg:font-family="Georgia, 'Times New Roman', serif"/>
    <style:font-face style:name="Lohit Hindi1" svg:font-family="'Lohit Hindi'"/>
    <style:font-face style:name="OpenSymbol" svg:font-family="OpenSymbol"/>
    <style:font-face style:name="Verdana" svg:font-family="Verdana"/>
    <style:font-face style:name="helvetica" svg:font-family="helvetica, arial, impact, sans-serif"/>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0938in" style:rel-width="88%" table:align="left"/>
    </style:style>
    <style:style style:name="Table1.A" style:family="table-column">
      <style:table-column-properties style:column-width="6.0938in" style:rel-column-width="57668*"/>
    </style:style>
    <style:style style:name="Table1.A1" style:family="table-cell">
      <style:table-cell-properties style:vertical-align="middle" fo:padding="0.0382in" fo:border="none"/>
    </style:style>
    <style:style style:name="P1" style:family="paragraph" style:parent-style-name="Standard">
      <style:paragraph-properties fo:margin-left="0in" fo:margin-right="0in" style:line-height-at-least="0.2917in" fo:text-indent="0in" style:auto-text-indent="false"/>
      <style:text-properties officeooo:paragraph-rsid="000b1dae"/>
    </style:style>
    <style:style style:name="P2" style:family="paragraph" style:parent-style-name="Standard">
      <style:paragraph-properties fo:margin-left="0in" fo:margin-right="0in" style:line-height-at-least="0.2917in" fo:text-indent="0in" style:auto-text-indent="false"/>
      <style:text-properties officeooo:paragraph-rsid="0023f38f"/>
    </style:style>
    <style:style style:name="P3" style:family="paragraph" style:parent-style-name="Standard">
      <style:paragraph-properties fo:margin-left="0in" fo:margin-right="0in" style:line-height-at-least="0.2917in" fo:text-indent="0in" style:auto-text-indent="false"/>
      <style:text-properties officeooo:paragraph-rsid="002cdb2e"/>
    </style:style>
    <style:style style:name="P4" style:family="paragraph" style:parent-style-name="Standard">
      <style:paragraph-properties fo:margin-left="0in" fo:margin-right="0in" style:line-height-at-least="0.2917in" fo:text-indent="0in" style:auto-text-indent="false"/>
      <style:text-properties officeooo:paragraph-rsid="002e84b9"/>
    </style:style>
    <style:style style:name="P5" style:family="paragraph" style:parent-style-name="Standard">
      <style:paragraph-properties fo:margin-left="0in" fo:margin-right="0in" style:line-height-at-least="0.2917in" fo:text-indent="0in" style:auto-text-indent="false"/>
      <style:text-properties officeooo:paragraph-rsid="003130bf"/>
    </style:style>
    <style:style style:name="P6" style:family="paragraph" style:parent-style-name="Standard">
      <style:paragraph-properties fo:margin-left="0in" fo:margin-right="0in" style:line-height-at-least="0.2917in" fo:text-indent="0in" style:auto-text-indent="false"/>
      <style:text-properties officeooo:paragraph-rsid="0032fe84"/>
    </style:style>
    <style:style style:name="P7" style:family="paragraph" style:parent-style-name="Standard">
      <style:paragraph-properties fo:margin-left="0in" fo:margin-right="0in" style:line-height-at-least="0.2917in" fo:text-indent="0in" style:auto-text-indent="false"/>
      <style:text-properties officeooo:paragraph-rsid="0007ab65"/>
    </style:style>
    <style:style style:name="P8" style:family="paragraph" style:parent-style-name="Standard">
      <style:paragraph-properties fo:margin-left="0in" fo:margin-right="0in" style:line-height-at-least="0.2917in" fo:text-indent="0in" style:auto-text-indent="false"/>
      <style:text-properties officeooo:paragraph-rsid="003567a4"/>
    </style:style>
    <style:style style:name="P9" style:family="paragraph" style:parent-style-name="Standard">
      <style:paragraph-properties fo:margin-left="0in" fo:margin-right="0in" style:line-height-at-least="0.2917in" fo:text-indent="0in" style:auto-text-indent="false"/>
      <style:text-properties officeooo:paragraph-rsid="0038662b"/>
    </style:style>
    <style:style style:name="P10" style:family="paragraph" style:parent-style-name="Standard">
      <style:paragraph-properties fo:margin-left="0in" fo:margin-right="0in" style:line-height-at-least="0.2917in" fo:text-indent="0in" style:auto-text-indent="false"/>
      <style:text-properties officeooo:paragraph-rsid="003eac28"/>
    </style:style>
    <style:style style:name="P11" style:family="paragraph" style:parent-style-name="Standard">
      <style:paragraph-properties fo:margin-left="0in" fo:margin-right="0in" style:line-height-at-least="0.2917in" fo:text-indent="0in" style:auto-text-indent="false"/>
      <style:text-properties officeooo:paragraph-rsid="003fce83"/>
    </style:style>
    <style:style style:name="P12" style:family="paragraph" style:parent-style-name="Standard">
      <style:paragraph-properties fo:margin-left="0in" fo:margin-right="0in" style:line-height-at-least="0.2917in" fo:text-indent="0in" style:auto-text-indent="false"/>
      <style:text-properties fo:font-variant="normal" fo:text-transform="none" fo:color="#000000" style:font-name="Georgia" fo:font-size="12pt" fo:letter-spacing="normal" fo:font-style="normal" fo:font-weight="normal" officeooo:paragraph-rsid="0016b31a"/>
    </style:style>
    <style:style style:name="P13" style:family="paragraph" style:parent-style-name="Standard">
      <style:paragraph-properties fo:margin-left="0in" fo:margin-right="0in" style:line-height-at-least="0.2917in" fo:text-indent="0in" style:auto-text-indent="false"/>
      <style:text-properties fo:font-variant="normal" fo:text-transform="none" fo:color="#000000" style:font-name="Georgia" fo:font-size="12pt" fo:letter-spacing="normal" fo:font-style="normal" fo:font-weight="normal" officeooo:rsid="0007ab65" officeooo:paragraph-rsid="0007ab65"/>
    </style:style>
    <style:style style:name="P14" style:family="paragraph" style:parent-style-name="Standard">
      <style:paragraph-properties fo:margin-left="0in" fo:margin-right="0in" style:line-height-at-least="0.2917in" fo:text-indent="0in" style:auto-text-indent="false"/>
      <style:text-properties fo:font-variant="normal" fo:text-transform="none" fo:color="#000000" style:font-name="Georgia" fo:font-size="12pt" fo:letter-spacing="normal" fo:font-style="normal" fo:font-weight="normal" officeooo:rsid="000b1dae" officeooo:paragraph-rsid="000b1dae"/>
    </style:style>
    <style:style style:name="P15" style:family="paragraph" style:parent-style-name="Standard">
      <style:paragraph-properties fo:margin-left="0in" fo:margin-right="0in" style:line-height-at-least="0.2917in" fo:text-indent="0in" style:auto-text-indent="false"/>
      <style:text-properties fo:font-variant="normal" fo:text-transform="none" fo:color="#000000" style:font-name="Georgia" fo:font-size="12pt" fo:letter-spacing="normal" fo:font-style="normal" fo:font-weight="normal" officeooo:rsid="000d565a" officeooo:paragraph-rsid="0016b31a" style:font-weight-asian="normal" style:font-weight-complex="normal"/>
    </style:style>
    <style:style style:name="P16" style:family="paragraph" style:parent-style-name="Standard">
      <style:paragraph-properties fo:margin-left="0in" fo:margin-right="0in" style:line-height-at-least="0.2917in" fo:text-indent="0in" style:auto-text-indent="false"/>
      <style:text-properties fo:font-variant="normal" fo:text-transform="none" fo:color="#000000" style:font-name="Georgia" fo:font-size="12pt" fo:letter-spacing="normal" fo:font-style="normal" fo:font-weight="normal" officeooo:rsid="000d565a" officeooo:paragraph-rsid="000c8be8" style:font-weight-asian="normal" style:font-weight-complex="normal"/>
    </style:style>
    <style:style style:name="P17" style:family="paragraph" style:parent-style-name="Standard">
      <style:paragraph-properties fo:margin-left="0in" fo:margin-right="0in" style:line-height-at-least="0.2917in" fo:text-indent="0in" style:auto-text-indent="false"/>
      <style:text-properties fo:font-variant="normal" fo:text-transform="none" fo:color="#000000" style:font-name="Georgia" fo:font-size="12pt" fo:letter-spacing="normal" fo:font-style="normal" fo:font-weight="normal" officeooo:rsid="003eac28" officeooo:paragraph-rsid="003eac28" style:font-weight-asian="normal" style:font-weight-complex="normal"/>
    </style:style>
    <style:style style:name="P18" style:family="paragraph" style:parent-style-name="Standard">
      <style:paragraph-properties fo:margin-left="0in" fo:margin-right="0in" style:line-height-at-least="0.2917in" fo:text-indent="0in" style:auto-text-indent="false"/>
      <style:text-properties fo:font-variant="normal" fo:text-transform="none" fo:color="#000000" style:font-name="Georgia" fo:font-size="12pt" fo:letter-spacing="normal" fo:font-style="normal" fo:font-weight="normal" officeooo:rsid="000d565a" officeooo:paragraph-rsid="000fa38d" style:font-size-asian="12pt" style:font-style-asian="italic" style:font-weight-asian="normal" style:font-size-complex="12pt" style:font-style-complex="italic" style:font-weight-complex="normal"/>
    </style:style>
    <style:style style:name="P19" style:family="paragraph" style:parent-style-name="Standard">
      <style:paragraph-properties fo:margin-left="0in" fo:margin-right="0in" style:line-height-at-least="0.2917in" fo:text-indent="0in" style:auto-text-indent="false"/>
      <style:text-properties fo:font-variant="normal" fo:text-transform="none" fo:color="#000000" style:font-name="Georgia" fo:font-size="12pt" fo:letter-spacing="normal" fo:font-style="normal" fo:font-weight="normal" officeooo:rsid="001d29c4" officeooo:paragraph-rsid="0024da19"/>
    </style:style>
    <style:style style:name="P20" style:family="paragraph" style:parent-style-name="Standard">
      <style:paragraph-properties fo:margin-left="0in" fo:margin-right="0in" style:line-height-at-least="0.2917in" fo:text-indent="0in" style:auto-text-indent="false"/>
      <style:text-properties fo:font-variant="normal" fo:text-transform="none" fo:color="#000000" style:font-name="Georgia" fo:font-size="12pt" fo:letter-spacing="normal" fo:font-style="normal" fo:font-weight="bold" officeooo:rsid="000c8be8" officeooo:paragraph-rsid="000c8be8" style:font-weight-asian="bold" style:font-weight-complex="bold"/>
    </style:style>
    <style:style style:name="P21" style:family="paragraph" style:parent-style-name="Standard">
      <style:paragraph-properties fo:margin-left="0in" fo:margin-right="0in" style:line-height-at-least="0.2917in" fo:text-indent="0in" style:auto-text-indent="false"/>
      <style:text-properties fo:font-variant="normal" fo:text-transform="none" fo:color="#000000" style:font-name="Georgia" fo:font-size="12pt" fo:letter-spacing="normal" fo:font-style="normal" fo:font-weight="bold" officeooo:rsid="000fa38d" officeooo:paragraph-rsid="000fa38d" style:font-size-asian="12pt" style:font-style-asian="italic" style:font-weight-asian="bold" style:font-size-complex="12pt" style:font-style-complex="italic" style:font-weight-complex="bold"/>
    </style:style>
    <style:style style:name="P22" style:family="paragraph" style:parent-style-name="Standard">
      <style:paragraph-properties fo:margin-left="0in" fo:margin-right="0in" style:line-height-at-least="0.2917in" fo:text-indent="0in" style:auto-text-indent="false"/>
      <style:text-properties fo:font-variant="normal" fo:text-transform="none" fo:color="#000000" style:font-name="helvetica" fo:font-size="12pt" fo:letter-spacing="normal" fo:font-style="normal" fo:font-weight="normal" officeooo:rsid="000f98a8" officeooo:paragraph-rsid="000f98a8" style:font-size-asian="12pt" style:font-weight-asian="normal" style:font-size-complex="12pt" style:font-weight-complex="normal"/>
    </style:style>
    <style:style style:name="P23" style:family="paragraph" style:parent-style-name="Standard">
      <style:paragraph-properties fo:margin-left="0in" fo:margin-right="0in" style:line-height-at-least="0.2917in" fo:text-indent="0in" style:auto-text-indent="false"/>
      <style:text-properties fo:font-variant="normal" fo:text-transform="none" fo:color="#000000" style:font-name="Arial" fo:font-size="12pt" fo:letter-spacing="normal" fo:font-style="normal" fo:font-weight="normal" officeooo:rsid="000d565a" officeooo:paragraph-rsid="000f98a8" style:font-size-asian="12pt" style:font-weight-asian="normal" style:font-size-complex="12pt" style:font-weight-complex="normal"/>
    </style:style>
    <style:style style:name="P24" style:family="paragraph" style:parent-style-name="Standard">
      <style:paragraph-properties fo:margin-left="0in" fo:margin-right="0in" style:line-height-at-least="0.2917in" fo:text-indent="0in" style:auto-text-indent="false"/>
      <style:text-properties fo:font-variant="normal" fo:text-transform="none" fo:color="#000000" style:font-name="Arial" fo:font-size="12pt" fo:letter-spacing="normal" fo:font-style="normal" fo:font-weight="normal" officeooo:rsid="000d565a" officeooo:paragraph-rsid="000d565a" style:font-size-asian="12pt" style:font-weight-asian="normal" style:font-size-complex="12pt" style:font-weight-complex="normal"/>
    </style:style>
    <style:style style:name="P25" style:family="paragraph" style:parent-style-name="Standard">
      <style:paragraph-properties fo:margin-left="0in" fo:margin-right="0in" style:line-height-at-least="0.2917in" fo:text-indent="0in" style:auto-text-indent="false"/>
      <style:text-properties fo:font-variant="normal" fo:text-transform="none" fo:color="#000000" style:font-name="Arial" fo:font-size="12pt" fo:letter-spacing="normal" fo:font-style="normal" fo:font-weight="normal" officeooo:rsid="000d565a" officeooo:paragraph-rsid="0014d7fd" style:font-size-asian="12pt" style:font-style-asian="italic" style:font-weight-asian="normal" style:font-size-complex="12pt" style:font-style-complex="italic" style:font-weight-complex="normal"/>
    </style:style>
    <style:style style:name="P26" style:family="paragraph" style:parent-style-name="Standard">
      <style:paragraph-properties fo:margin-left="0in" fo:margin-right="0in" style:line-height-at-least="0.2917in" fo:text-indent="0in" style:auto-text-indent="false"/>
      <style:text-properties fo:font-variant="normal" fo:text-transform="none" fo:color="#000000" style:font-name="Arial" fo:font-size="12pt" fo:letter-spacing="normal" fo:font-style="normal" fo:font-weight="normal" officeooo:rsid="000fa38d" officeooo:paragraph-rsid="000fa38d" style:font-size-asian="12pt" style:font-style-asian="italic" style:font-weight-asian="normal" style:font-size-complex="12pt" style:font-style-complex="italic" style:font-weight-complex="normal"/>
    </style:style>
    <style:style style:name="P27" style:family="paragraph" style:parent-style-name="Standard">
      <style:paragraph-properties fo:margin-left="0in" fo:margin-right="0in" style:line-height-at-least="0.2917in" fo:text-indent="0in" style:auto-text-indent="false"/>
      <style:text-properties fo:font-variant="normal" fo:text-transform="none" fo:color="#000000" style:font-name="Arial" fo:font-size="12pt" fo:letter-spacing="normal" fo:font-style="normal" fo:font-weight="normal" officeooo:paragraph-rsid="0001f35d" style:font-size-asian="12pt" style:font-size-complex="12pt"/>
    </style:style>
    <style:style style:name="P28" style:family="paragraph" style:parent-style-name="Standard">
      <style:paragraph-properties fo:margin-left="0in" fo:margin-right="0in" style:line-height-at-least="0.2917in" fo:text-indent="0in" style:auto-text-indent="false"/>
      <style:text-properties fo:font-variant="normal" fo:text-transform="none" fo:color="#000000" style:font-name="Arial" fo:font-size="12pt" fo:letter-spacing="normal" fo:font-style="normal" fo:font-weight="normal" officeooo:paragraph-rsid="0023f38f" style:font-size-asian="12pt" style:font-size-complex="12pt"/>
    </style:style>
    <style:style style:name="P29" style:family="paragraph" style:parent-style-name="Standard">
      <style:paragraph-properties fo:margin-left="0in" fo:margin-right="0in" style:line-height-at-least="0.2917in" fo:text-indent="0in" style:auto-text-indent="false"/>
      <style:text-properties fo:font-variant="normal" fo:text-transform="none" fo:color="#000000" style:font-name="Arial" fo:font-size="12pt" fo:letter-spacing="normal" fo:font-style="normal" fo:font-weight="normal" officeooo:paragraph-rsid="003130bf" style:font-size-asian="12pt" style:font-size-complex="12pt"/>
    </style:style>
    <style:style style:name="P30" style:family="paragraph" style:parent-style-name="Standard">
      <style:paragraph-properties fo:margin-left="0in" fo:margin-right="0in" style:line-height-at-least="0.2917in" fo:text-indent="0in" style:auto-text-indent="false"/>
      <style:text-properties fo:font-variant="normal" fo:text-transform="none" fo:color="#000000" style:font-name="Arial" fo:font-size="12pt" fo:letter-spacing="normal" fo:font-style="normal" fo:font-weight="normal" officeooo:paragraph-rsid="002e84b9" style:font-size-asian="12pt" style:font-size-complex="12pt"/>
    </style:style>
    <style:style style:name="P31" style:family="paragraph" style:parent-style-name="Standard">
      <style:paragraph-properties fo:margin-left="0in" fo:margin-right="0in" style:line-height-at-least="0.2917in" fo:text-indent="0in" style:auto-text-indent="false"/>
      <style:text-properties fo:font-variant="normal" fo:text-transform="none" fo:color="#000000" style:font-name="Arial" fo:font-size="12pt" fo:letter-spacing="normal" fo:font-style="normal" fo:font-weight="normal" officeooo:rsid="00057da3" officeooo:paragraph-rsid="0007ab65" style:font-size-asian="12pt" style:font-size-complex="12pt"/>
    </style:style>
    <style:style style:name="P32" style:family="paragraph" style:parent-style-name="Standard">
      <style:paragraph-properties fo:margin-left="0in" fo:margin-right="0in" style:line-height-at-least="0.2917in" fo:text-indent="0in" style:auto-text-indent="false"/>
      <style:text-properties fo:font-variant="normal" fo:text-transform="none" fo:color="#000000" style:font-name="Arial" fo:font-size="12pt" fo:letter-spacing="normal" fo:font-style="normal" fo:font-weight="normal" officeooo:rsid="00057da3" officeooo:paragraph-rsid="0023f38f" style:font-size-asian="12pt" style:font-size-complex="12pt"/>
    </style:style>
    <style:style style:name="P33" style:family="paragraph" style:parent-style-name="Standard">
      <style:paragraph-properties fo:margin-left="0in" fo:margin-right="0in" style:line-height-at-least="0.2917in" fo:text-indent="0in" style:auto-text-indent="false"/>
      <style:text-properties fo:font-variant="normal" fo:text-transform="none" fo:color="#000000" style:font-name="Arial" fo:font-size="12pt" fo:letter-spacing="normal" fo:font-style="normal" fo:font-weight="normal" officeooo:rsid="00057da3" officeooo:paragraph-rsid="003130bf" style:font-size-asian="12pt" style:font-size-complex="12pt"/>
    </style:style>
    <style:style style:name="P34" style:family="paragraph" style:parent-style-name="Standard">
      <style:paragraph-properties fo:margin-left="0in" fo:margin-right="0in" style:line-height-at-least="0.2917in" fo:text-indent="0in" style:auto-text-indent="false"/>
      <style:text-properties fo:font-variant="normal" fo:text-transform="none" fo:color="#000000" style:font-name="Arial" fo:font-size="12pt" fo:letter-spacing="normal" fo:font-style="normal" fo:font-weight="normal" officeooo:rsid="003567a4" officeooo:paragraph-rsid="003567a4" style:font-size-asian="12pt" style:font-size-complex="12pt"/>
    </style:style>
    <style:style style:name="P35" style:family="paragraph" style:parent-style-name="Standard">
      <style:paragraph-properties fo:margin-left="0in" fo:margin-right="0in" style:line-height-at-least="0.2917in" fo:text-indent="0in" style:auto-text-indent="false"/>
      <style:text-properties fo:font-variant="normal" fo:text-transform="none" fo:color="#000000" style:font-name="Arial" fo:font-size="12pt" fo:letter-spacing="normal" fo:font-style="normal" fo:font-weight="normal" officeooo:rsid="0038662b" officeooo:paragraph-rsid="0038662b" style:font-size-asian="12pt" style:font-size-complex="12pt"/>
    </style:style>
    <style:style style:name="P36" style:family="paragraph" style:parent-style-name="Standard">
      <style:paragraph-properties fo:margin-left="0in" fo:margin-right="0in" style:line-height-at-least="0.2917in" fo:text-indent="0in" style:auto-text-indent="false"/>
      <style:text-properties fo:font-variant="normal" fo:text-transform="none" fo:color="#000000" style:font-name="Arial" fo:font-size="12pt" fo:letter-spacing="normal" fo:font-style="normal" fo:font-weight="normal" officeooo:paragraph-rsid="0032fe84"/>
    </style:style>
    <style:style style:name="P37" style:family="paragraph" style:parent-style-name="Standard">
      <style:paragraph-properties fo:margin-left="0in" fo:margin-right="0in" style:line-height-at-least="0.2917in" fo:text-indent="0in" style:auto-text-indent="false"/>
      <style:text-properties fo:font-variant="normal" fo:text-transform="none" fo:color="#000000" style:font-name="Arial" fo:font-size="12pt" fo:letter-spacing="normal" fo:font-style="normal" fo:font-weight="bold" officeooo:rsid="000f98a8" officeooo:paragraph-rsid="000f98a8" style:font-size-asian="12pt" style:font-weight-asian="bold" style:font-size-complex="12pt" style:font-weight-complex="bold"/>
    </style:style>
    <style:style style:name="P38" style:family="paragraph" style:parent-style-name="Standard">
      <style:paragraph-properties fo:margin-left="0in" fo:margin-right="0in" style:line-height-at-least="0.2917in" fo:text-indent="0in" style:auto-text-indent="false"/>
      <style:text-properties fo:font-variant="normal" fo:text-transform="none" fo:color="#000000" style:font-name="Arial" fo:font-size="12pt" fo:letter-spacing="normal" fo:font-style="italic" fo:font-weight="normal" officeooo:rsid="000d565a" officeooo:paragraph-rsid="0014d7fd" style:font-size-asian="12pt" style:font-style-asian="italic" style:font-weight-asian="normal" style:font-size-complex="12pt" style:font-style-complex="italic" style:font-weight-complex="normal"/>
    </style:style>
    <style:style style:name="P39" style:family="paragraph" style:parent-style-name="Standard">
      <style:paragraph-properties fo:margin-left="0in" fo:margin-right="0in" style:line-height-at-least="0.2917in" fo:text-indent="0in" style:auto-text-indent="false"/>
      <style:text-properties fo:font-variant="normal" fo:text-transform="none" fo:color="#000000" style:font-name="Arial" fo:font-size="12pt" fo:letter-spacing="normal" fo:font-style="italic" fo:font-weight="normal" officeooo:rsid="000fa38d" officeooo:paragraph-rsid="0014d7fd" style:font-size-asian="12pt" style:font-style-asian="italic" style:font-weight-asian="normal" style:font-size-complex="12pt" style:font-style-complex="italic" style:font-weight-complex="normal"/>
    </style:style>
    <style:style style:name="P40" style:family="paragraph" style:parent-style-name="Standard">
      <style:paragraph-properties fo:margin-left="0in" fo:margin-right="0in" style:line-height-at-least="0.2917in" fo:text-indent="0in" style:auto-text-indent="false"/>
      <style:text-properties fo:font-variant="normal" fo:text-transform="none" fo:color="#000000" style:font-name="Arial" fo:font-size="12pt" fo:letter-spacing="normal" fo:font-style="italic" fo:font-weight="normal" officeooo:rsid="000fa38d" officeooo:paragraph-rsid="000f98a8" style:font-size-asian="12pt" style:font-style-asian="italic" style:font-weight-asian="normal" style:font-size-complex="12pt" style:font-style-complex="italic" style:font-weight-complex="normal"/>
    </style:style>
    <style:style style:name="P41" style:family="paragraph" style:parent-style-name="Standard">
      <style:paragraph-properties fo:margin-left="0in" fo:margin-right="0in" style:line-height-at-least="0.2917in" fo:text-indent="0in" style:auto-text-indent="false"/>
      <style:text-properties fo:font-variant="normal" fo:text-transform="none" fo:color="#000000" style:font-name="Arial" fo:font-size="12pt" fo:letter-spacing="normal" fo:font-style="italic" fo:font-weight="normal" officeooo:rsid="000fa38d" officeooo:paragraph-rsid="0011b96d" style:font-size-asian="12pt" style:font-style-asian="italic" style:font-weight-asian="normal" style:font-size-complex="12pt" style:font-style-complex="italic" style:font-weight-complex="normal"/>
    </style:style>
    <style:style style:name="P42" style:family="paragraph" style:parent-style-name="Standard">
      <style:paragraph-properties fo:margin-left="0in" fo:margin-right="0in" style:line-height-at-least="0.2917in" fo:text-indent="0in" style:auto-text-indent="false"/>
      <style:text-properties fo:font-variant="normal" fo:text-transform="none" fo:color="#000000" style:font-name="Arial" fo:font-size="12pt" fo:letter-spacing="normal" fo:font-style="italic" fo:font-weight="normal" officeooo:rsid="000f98a8" officeooo:paragraph-rsid="000fa38d" style:font-size-asian="12pt" style:font-style-asian="italic" style:font-weight-asian="normal" style:font-size-complex="12pt" style:font-style-complex="italic" style:font-weight-complex="normal"/>
    </style:style>
    <style:style style:name="P43" style:family="paragraph" style:parent-style-name="Standard">
      <style:paragraph-properties fo:margin-left="0in" fo:margin-right="0in" style:line-height-at-least="0.2917in" fo:text-indent="0in" style:auto-text-indent="false"/>
      <style:text-properties fo:font-variant="normal" fo:text-transform="none" fo:color="#000000" fo:letter-spacing="normal" officeooo:paragraph-rsid="001e8b0e"/>
    </style:style>
    <style:style style:name="P44" style:family="paragraph" style:parent-style-name="Standard">
      <style:paragraph-properties fo:margin-left="0in" fo:margin-right="0in" style:line-height-at-least="0.2917in" fo:text-indent="0in" style:auto-text-indent="false"/>
      <style:text-properties fo:font-variant="normal" fo:text-transform="none" fo:color="#000000" fo:letter-spacing="normal" officeooo:paragraph-rsid="003d86fb"/>
    </style:style>
    <style:style style:name="P45" style:family="paragraph" style:parent-style-name="Standard">
      <style:paragraph-properties fo:margin-left="0in" fo:margin-right="0in" style:line-height-at-least="0.2917in" fo:text-indent="0in" style:auto-text-indent="false"/>
      <style:text-properties fo:font-variant="normal" fo:text-transform="none" fo:color="#333300" style:font-name="Verdana" fo:font-size="12pt" fo:letter-spacing="normal" fo:font-style="normal" fo:font-weight="normal" officeooo:rsid="000d565a" officeooo:paragraph-rsid="0014d7fd" style:font-size-asian="12pt" style:font-style-asian="italic" style:font-weight-asian="normal" style:font-size-complex="12pt" style:font-style-complex="italic" style:font-weight-complex="normal"/>
    </style:style>
    <style:style style:name="P46" style:family="paragraph" style:parent-style-name="Standard">
      <style:paragraph-properties fo:margin-left="0in" fo:margin-right="0in" style:line-height-at-least="0.2917in" fo:text-indent="0in" style:auto-text-indent="false"/>
      <style:text-properties style:font-name="Arial" officeooo:paragraph-rsid="003a34a2"/>
    </style:style>
    <style:style style:name="P47" style:family="paragraph" style:parent-style-name="Standard">
      <style:paragraph-properties fo:margin-left="0in" fo:margin-right="0in" style:line-height-at-least="0.2917in" fo:text-indent="0in" style:auto-text-indent="false"/>
      <style:text-properties style:font-name="Arial" officeooo:paragraph-rsid="003130bf"/>
    </style:style>
    <style:style style:name="P48" style:family="paragraph" style:parent-style-name="Table_20_Contents">
      <style:paragraph-properties fo:margin-left="0in" fo:margin-right="0in" style:line-height-at-least="0.2917in" fo:text-indent="0in" style:auto-text-indent="false"/>
      <style:text-properties fo:font-variant="normal" fo:text-transform="none" fo:color="#000000" style:font-name="Arial" fo:font-size="12pt" fo:letter-spacing="normal" fo:font-style="normal" fo:font-weight="normal" officeooo:rsid="000d565a" officeooo:paragraph-rsid="000fbb94" style:font-size-asian="12pt" style:font-style-asian="italic" style:font-weight-asian="normal" style:font-size-complex="12pt" style:font-style-complex="italic" style:font-weight-complex="normal"/>
    </style:style>
    <style:style style:name="P49" style:family="paragraph" style:parent-style-name="Table_20_Contents">
      <style:paragraph-properties fo:margin-left="0in" fo:margin-right="0in" style:line-height-at-least="0.2917in" fo:text-indent="0in" style:auto-text-indent="false"/>
      <style:text-properties fo:font-variant="normal" fo:text-transform="none" fo:color="#000000" style:font-name="Arial" fo:font-size="12pt" fo:letter-spacing="normal" fo:font-style="normal" fo:font-weight="normal" officeooo:rsid="000fa38d" officeooo:paragraph-rsid="0011b96d" style:font-size-asian="12pt" style:font-style-asian="italic" style:font-weight-asian="normal" style:font-size-complex="12pt" style:font-style-complex="italic" style:font-weight-complex="normal"/>
    </style:style>
    <style:style style:name="P50" style:family="paragraph" style:parent-style-name="Table_20_Contents">
      <style:paragraph-properties fo:margin-left="0in" fo:margin-right="0in" style:line-height-at-least="0.2917in" fo:text-indent="0in" style:auto-text-indent="false"/>
      <style:text-properties fo:font-variant="normal" fo:text-transform="none" fo:color="#000000" style:font-name="Arial" fo:font-size="12pt" fo:letter-spacing="normal" fo:font-style="normal" fo:font-weight="normal" officeooo:paragraph-rsid="0032fe84"/>
    </style:style>
    <style:style style:name="P51" style:family="paragraph" style:parent-style-name="Table_20_Contents">
      <style:paragraph-properties fo:margin-left="0in" fo:margin-right="0in" style:line-height-at-least="0.2917in" fo:text-indent="0in" style:auto-text-indent="false"/>
      <style:text-properties fo:font-variant="normal" fo:text-transform="none" fo:color="#000000" style:font-name="Arial" fo:font-size="12pt" fo:letter-spacing="normal" fo:font-style="italic" fo:font-weight="normal" officeooo:rsid="000fbb94" officeooo:paragraph-rsid="000fbb94" style:font-size-asian="12pt" style:font-style-asian="italic" style:font-weight-asian="normal" style:font-size-complex="12pt" style:font-style-complex="italic" style:font-weight-complex="normal"/>
    </style:style>
    <style:style style:name="P52" style:family="paragraph" style:parent-style-name="Table_20_Contents">
      <style:paragraph-properties fo:margin-left="0in" fo:margin-right="0in" style:line-height-at-least="0.2917in" fo:text-indent="0in" style:auto-text-indent="false"/>
      <style:text-properties fo:font-variant="normal" fo:text-transform="none" fo:color="#000000" style:font-name="Arial" fo:font-size="12pt" fo:letter-spacing="normal" fo:font-style="italic" fo:font-weight="normal" officeooo:rsid="0011b96d" officeooo:paragraph-rsid="0011b96d" style:font-size-asian="12pt" style:font-style-asian="italic" style:font-weight-asian="normal" style:font-size-complex="12pt" style:font-style-complex="italic" style:font-weight-complex="normal"/>
    </style:style>
    <style:style style:name="P53" style:family="paragraph" style:parent-style-name="Text_20_body">
      <style:paragraph-properties fo:margin-left="0in" fo:margin-right="0in" style:line-height-at-least="0.2917in" fo:text-indent="0in" style:auto-text-indent="false"/>
      <style:text-properties officeooo:paragraph-rsid="00404a9c"/>
    </style:style>
    <style:style style:name="P54" style:family="paragraph" style:parent-style-name="Table_20_Contents">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55" style:family="paragraph" style:parent-style-name="Standard">
      <style:text-properties style:font-name="Arial" fo:font-size="12pt" style:font-size-asian="12pt" style:font-size-complex="12pt"/>
    </style:style>
    <style:style style:name="P56" style:family="paragraph" style:parent-style-name="Standard" style:master-page-name="Standard">
      <style:paragraph-properties fo:margin-left="0in" fo:margin-right="0in" style:line-height-at-least="0.2917in" fo:text-indent="0in" style:auto-text-indent="false" style:page-number="auto"/>
      <style:text-properties fo:font-variant="normal" fo:text-transform="none" fo:color="#000000" style:font-name="Arial" fo:font-size="12pt" fo:letter-spacing="normal" fo:font-style="normal" fo:font-weight="bold" officeooo:rsid="000c8be8" officeooo:paragraph-rsid="000c8be8" style:font-size-asian="12pt" style:font-weight-asian="bold" style:font-size-complex="12pt" style:font-weight-complex="bold"/>
    </style:style>
    <style:style style:name="P57" style:family="paragraph" style:parent-style-name="Standard">
      <style:paragraph-properties fo:margin-left="0in" fo:margin-right="0in" style:line-height-at-least="0.2917in" fo:text-indent="0in" style:auto-text-indent="false"/>
      <style:text-properties fo:font-variant="normal" fo:text-transform="none" fo:color="#000000" style:font-name="Arial" fo:font-size="10pt" fo:letter-spacing="normal" fo:font-style="normal" fo:font-weight="normal" officeooo:rsid="002cdb2e" officeooo:paragraph-rsid="002cdb2e" style:font-size-asian="10pt" style:font-size-complex="10pt"/>
    </style:style>
    <style:style style:name="P58" style:family="paragraph" style:parent-style-name="Standard">
      <style:paragraph-properties fo:margin-left="0in" fo:margin-right="0in" style:line-height-at-least="0.2917in" fo:text-indent="0in" style:auto-text-indent="false"/>
      <style:text-properties fo:font-variant="normal" fo:text-transform="none" fo:color="#000000" style:font-name="Arial" fo:font-size="10pt" fo:letter-spacing="normal" fo:font-style="normal" fo:font-weight="normal" officeooo:rsid="0045c5a5" officeooo:paragraph-rsid="0045c5a5" style:font-size-asian="10pt" style:font-size-complex="10pt"/>
    </style:style>
    <style:style style:name="P59" style:family="paragraph" style:parent-style-name="Standard">
      <style:paragraph-properties fo:margin-left="0in" fo:margin-right="0in" style:line-height-at-least="0.2917in" fo:text-indent="0in" style:auto-text-indent="false"/>
      <style:text-properties fo:font-variant="normal" fo:text-transform="none" fo:color="#000000" style:font-name="Arial" fo:font-size="12pt" fo:letter-spacing="normal" fo:font-style="normal" fo:font-weight="normal" officeooo:paragraph-rsid="0033d61b" style:font-size-asian="12pt" style:font-size-complex="12pt"/>
    </style:style>
    <style:style style:name="P60" style:family="paragraph" style:parent-style-name="Standard">
      <style:paragraph-properties fo:margin-left="0in" fo:margin-right="0in" style:line-height-at-least="0.2917in" fo:text-indent="0in" style:auto-text-indent="false"/>
      <style:text-properties fo:font-variant="normal" fo:text-transform="none" fo:color="#000000" style:font-name="Arial" fo:font-size="12pt" fo:letter-spacing="normal" fo:font-style="normal" fo:font-weight="normal" officeooo:rsid="0045c5a5" officeooo:paragraph-rsid="0045c5a5" style:font-size-asian="12pt" style:font-size-complex="12pt"/>
    </style:style>
    <style:style style:name="P61" style:family="paragraph" style:parent-style-name="Standard">
      <style:paragraph-properties fo:margin-left="0in" fo:margin-right="0in" style:line-height-at-least="0.2917in" fo:text-indent="0in" style:auto-text-indent="false"/>
      <style:text-properties fo:font-variant="normal" fo:text-transform="none" fo:color="#000000" style:font-name="Georgia" fo:font-size="12pt" fo:letter-spacing="normal" fo:font-style="normal" fo:font-weight="normal" officeooo:rsid="001d29c4" officeooo:paragraph-rsid="0024da19"/>
    </style:style>
    <style:style style:name="P62" style:family="paragraph" style:parent-style-name="Standard">
      <style:paragraph-properties fo:margin-left="0in" fo:margin-right="0in" style:line-height-at-least="0.2917in" fo:text-indent="0in" style:auto-text-indent="false"/>
      <style:text-properties fo:font-variant="normal" fo:text-transform="none" fo:color="#000000" style:font-name="Georgia" fo:font-size="12pt" fo:letter-spacing="normal" fo:font-style="normal" fo:font-weight="normal" officeooo:rsid="0045c5a5" officeooo:paragraph-rsid="0045c5a5"/>
    </style:style>
    <style:style style:name="P63" style:family="paragraph" style:parent-style-name="Heading_20_1">
      <style:paragraph-properties fo:margin-left="0in" fo:margin-right="0in" style:line-height-at-least="0.2917in" fo:text-indent="0in" style:auto-text-indent="false"/>
      <style:text-properties fo:font-variant="normal" fo:text-transform="none" fo:color="#000000" style:font-name="Arial" fo:font-size="12pt" fo:letter-spacing="normal" fo:font-style="italic" fo:font-weight="normal" officeooo:rsid="000fa38d" officeooo:paragraph-rsid="000fa38d" style:font-size-asian="12pt" style:font-style-asian="italic" style:font-weight-asian="normal" style:font-size-complex="12pt" style:font-style-complex="italic" style:font-weight-complex="normal"/>
    </style:style>
    <style:style style:name="T1" style:family="text">
      <style:text-properties fo:font-variant="normal" fo:text-transform="none" fo:color="#000000" style:font-name="Georgia" fo:font-size="12pt" fo:letter-spacing="normal" fo:font-style="normal" fo:font-weight="normal" officeooo:rsid="000b1dae"/>
    </style:style>
    <style:style style:name="T2" style:family="text">
      <style:text-properties fo:font-variant="normal" fo:text-transform="none" fo:color="#000000" style:font-name="Georgia" fo:font-size="12pt" fo:letter-spacing="normal" fo:font-style="normal" fo:font-weight="normal" officeooo:rsid="003130bf"/>
    </style:style>
    <style:style style:name="T3" style:family="text">
      <style:text-properties fo:font-variant="normal" fo:text-transform="none" fo:color="#000000" style:font-name="Georgia" fo:font-size="12pt" fo:letter-spacing="normal" fo:font-style="normal" fo:font-weight="normal" officeooo:rsid="000d565a" style:font-weight-asian="normal" style:font-weight-complex="normal"/>
    </style:style>
    <style:style style:name="T4" style:family="text">
      <style:text-properties fo:font-variant="normal" fo:text-transform="none" fo:color="#000000" style:font-name="Georgia" fo:font-size="12pt" fo:letter-spacing="normal" fo:font-style="normal" fo:font-weight="normal" officeooo:rsid="000f0c6c" style:font-weight-asian="normal" style:font-weight-complex="normal"/>
    </style:style>
    <style:style style:name="T5" style:family="text">
      <style:text-properties fo:font-variant="normal" fo:text-transform="none" fo:color="#000000" style:font-name="Georgia" fo:font-size="12pt" fo:letter-spacing="normal" fo:font-style="normal" fo:font-weight="normal" officeooo:rsid="003eac28" style:font-weight-asian="normal" style:font-weight-complex="normal"/>
    </style:style>
    <style:style style:name="T6" style:family="text">
      <style:text-properties fo:font-variant="normal" fo:text-transform="none" fo:color="#000000" style:font-name="Georgia" fo:font-size="12pt" fo:letter-spacing="normal" fo:font-style="normal" fo:font-weight="normal" officeooo:rsid="003fce83" style:font-weight-asian="normal" style:font-weight-complex="normal"/>
    </style:style>
    <style:style style:name="T7" style:family="text">
      <style:text-properties fo:font-variant="normal" fo:text-transform="none" fo:color="#000000" style:font-name="Georgia" fo:font-size="12pt" fo:letter-spacing="normal" fo:font-style="italic" fo:font-weight="normal" officeooo:rsid="000f0c6c" style:font-style-asian="italic" style:font-weight-asian="normal" style:font-style-complex="italic" style:font-weight-complex="normal"/>
    </style:style>
    <style:style style:name="T8" style:family="text">
      <style:text-properties fo:font-variant="normal" fo:text-transform="none" fo:color="#000000" style:font-name="Georgia" fo:font-size="12pt" fo:letter-spacing="normal" fo:font-style="italic" fo:font-weight="normal" officeooo:rsid="003130bf" style:font-style-asian="italic" style:font-weight-asian="normal" style:font-style-complex="italic" style:font-weight-complex="normal"/>
    </style:style>
    <style:style style:name="T9" style:family="text">
      <style:text-properties fo:font-variant="normal" fo:text-transform="none" fo:color="#000000" style:text-line-through-style="none" style:font-name="Arial" fo:font-size="12pt" fo:letter-spacing="normal" fo:font-style="normal" style:text-underline-style="none" fo:font-weight="normal" style:text-blinking="false" style:font-size-asian="12pt" style:font-size-complex="12pt"/>
    </style:style>
    <style:style style:name="T10" style:family="text">
      <style:text-properties fo:font-variant="normal" fo:text-transform="none" fo:color="#000000" style:text-line-through-style="none" style:font-name="Arial" fo:font-size="12pt" fo:letter-spacing="normal" fo:font-style="normal" style:text-underline-style="none" fo:font-weight="normal" officeooo:rsid="0017c063" style:text-blinking="false" style:font-size-asian="12pt" style:font-size-complex="12pt"/>
    </style:style>
    <style:style style:name="T11" style:family="text">
      <style:text-properties fo:font-variant="normal" fo:text-transform="none" fo:color="#000000" style:text-line-through-style="none" style:font-name="Arial" fo:font-size="12pt" fo:letter-spacing="normal" fo:font-style="normal" style:text-underline-style="none" fo:font-weight="normal" officeooo:rsid="0001f35d" style:text-blinking="false" style:font-size-asian="12pt" style:font-size-complex="12pt"/>
    </style:style>
    <style:style style:name="T12" style:family="text">
      <style:text-properties fo:font-variant="normal" fo:text-transform="none" fo:color="#000000" style:text-line-through-style="none" style:font-name="Arial" fo:font-size="12pt" fo:letter-spacing="normal" fo:font-style="normal" style:text-underline-style="none" fo:font-weight="normal" officeooo:rsid="00186149" style:text-blinking="false" style:font-size-asian="12pt" style:font-size-complex="12pt"/>
    </style:style>
    <style:style style:name="T13" style:family="text">
      <style:text-properties fo:font-variant="normal" fo:text-transform="none" fo:color="#000000" style:text-line-through-style="none" style:font-name="Arial" fo:font-size="12pt" fo:letter-spacing="normal" fo:font-style="normal" style:text-underline-style="none" fo:font-weight="normal" officeooo:rsid="002cdb2e" style:text-blinking="false" style:font-size-asian="12pt" style:font-size-complex="12pt"/>
    </style:style>
    <style:style style:name="T14" style:family="text">
      <style:text-properties fo:font-variant="normal" fo:text-transform="none" fo:color="#000000" style:text-line-through-style="none" style:font-name="Arial" fo:font-size="12pt" fo:letter-spacing="normal" fo:font-style="normal" style:text-underline-style="none" fo:font-weight="normal" officeooo:rsid="002e84b9" style:text-blinking="false" style:font-size-asian="12pt" style:font-size-complex="12pt"/>
    </style:style>
    <style:style style:name="T15" style:family="text">
      <style:text-properties fo:font-variant="normal" fo:text-transform="none" fo:color="#000000" style:text-line-through-style="none" style:font-name="Arial" fo:font-size="12pt" fo:letter-spacing="normal" style:text-underline-style="none" fo:font-weight="normal" style:text-blinking="false" style:font-size-asian="12pt" style:font-size-complex="12pt"/>
    </style:style>
    <style:style style:name="T16" style:family="text">
      <style:text-properties fo:font-variant="normal" fo:text-transform="none" fo:color="#000000" style:text-line-through-style="none" style:font-name="Arial" fo:font-size="12pt" fo:letter-spacing="normal" style:text-underline-style="none" fo:font-weight="normal" officeooo:rsid="0001f35d" style:text-blinking="false" style:font-size-asian="12pt" style:font-size-complex="12pt"/>
    </style:style>
    <style:style style:name="T17" style:family="text">
      <style:text-properties fo:font-variant="normal" fo:text-transform="none" fo:color="#000000" style:font-name="Arial" fo:font-size="12pt" fo:letter-spacing="normal" fo:font-style="normal" fo:font-weight="normal" style:font-size-asian="12pt" style:font-size-complex="12pt"/>
    </style:style>
    <style:style style:name="T18" style:family="text">
      <style:text-properties fo:font-variant="normal" fo:text-transform="none" fo:color="#000000" style:font-name="Arial" fo:font-size="12pt" fo:letter-spacing="normal" fo:font-style="normal" fo:font-weight="normal" officeooo:rsid="00057da3" style:font-size-asian="12pt" style:font-size-complex="12pt"/>
    </style:style>
    <style:style style:name="T19" style:family="text">
      <style:text-properties fo:font-variant="normal" fo:text-transform="none" fo:color="#000000" style:font-name="Arial" fo:font-size="12pt" fo:letter-spacing="normal" fo:font-style="normal" fo:font-weight="normal" officeooo:rsid="0005cd56" style:font-size-asian="12pt" style:font-size-complex="12pt"/>
    </style:style>
    <style:style style:name="T20" style:family="text">
      <style:text-properties fo:font-variant="normal" fo:text-transform="none" fo:color="#000000" style:font-name="Arial" fo:font-size="12pt" fo:letter-spacing="normal" fo:font-style="normal" fo:font-weight="normal" officeooo:rsid="001be034" style:font-size-asian="12pt" style:font-size-complex="12pt"/>
    </style:style>
    <style:style style:name="T21" style:family="text">
      <style:text-properties fo:font-variant="normal" fo:text-transform="none" fo:color="#000000" style:font-name="Arial" fo:font-size="12pt" fo:letter-spacing="normal" fo:font-style="normal" fo:font-weight="normal" officeooo:rsid="0017c063" style:font-size-asian="12pt" style:font-size-complex="12pt"/>
    </style:style>
    <style:style style:name="T22" style:family="text">
      <style:text-properties fo:font-variant="normal" fo:text-transform="none" fo:color="#000000" style:font-name="Arial" fo:font-size="12pt" fo:letter-spacing="normal" fo:font-style="normal" fo:font-weight="normal" officeooo:rsid="000332f8" style:font-size-asian="12pt" style:font-size-complex="12pt"/>
    </style:style>
    <style:style style:name="T23" style:family="text">
      <style:text-properties fo:font-variant="normal" fo:text-transform="none" fo:color="#000000" style:font-name="Arial" fo:font-size="12pt" fo:letter-spacing="normal" fo:font-style="normal" fo:font-weight="normal" officeooo:rsid="001a27ff" style:font-size-asian="12pt" style:font-size-complex="12pt"/>
    </style:style>
    <style:style style:name="T24" style:family="text">
      <style:text-properties fo:font-variant="normal" fo:text-transform="none" fo:color="#000000" style:font-name="Arial" fo:font-size="12pt" fo:letter-spacing="normal" fo:font-style="normal" fo:font-weight="normal" officeooo:rsid="0003d2ec" style:font-size-asian="12pt" style:font-size-complex="12pt"/>
    </style:style>
    <style:style style:name="T25" style:family="text">
      <style:text-properties fo:font-variant="normal" fo:text-transform="none" fo:color="#000000" style:font-name="Arial" fo:font-size="12pt" fo:letter-spacing="normal" fo:font-style="normal" fo:font-weight="normal" officeooo:rsid="000527df" style:font-size-asian="12pt" style:font-size-complex="12pt"/>
    </style:style>
    <style:style style:name="T26" style:family="text">
      <style:text-properties fo:font-variant="normal" fo:text-transform="none" fo:color="#000000" style:font-name="Arial" fo:font-size="12pt" fo:letter-spacing="normal" fo:font-style="normal" fo:font-weight="normal" officeooo:rsid="002cdb2e" style:font-size-asian="12pt" style:font-size-complex="12pt"/>
    </style:style>
    <style:style style:name="T27" style:family="text">
      <style:text-properties fo:font-variant="normal" fo:text-transform="none" fo:color="#000000" style:font-name="Arial" fo:font-size="12pt" fo:letter-spacing="normal" fo:font-style="normal" fo:font-weight="normal" officeooo:rsid="002e84b9" style:font-size-asian="12pt" style:font-size-complex="12pt"/>
    </style:style>
    <style:style style:name="T28" style:family="text">
      <style:text-properties fo:font-variant="normal" fo:text-transform="none" fo:color="#000000" style:font-name="Arial" fo:font-size="12pt" fo:letter-spacing="normal" fo:font-style="normal" fo:font-weight="normal" officeooo:rsid="003130bf" style:font-size-asian="12pt" style:font-size-complex="12pt"/>
    </style:style>
    <style:style style:name="T29" style:family="text">
      <style:text-properties fo:font-variant="normal" fo:text-transform="none" fo:color="#000000" style:font-name="Arial" fo:font-size="12pt" fo:letter-spacing="normal" fo:font-style="normal" fo:font-weight="normal" officeooo:rsid="000d565a" style:font-size-asian="12pt" style:font-size-complex="12pt"/>
    </style:style>
    <style:style style:name="T30" style:family="text">
      <style:text-properties fo:font-variant="normal" fo:text-transform="none" fo:color="#000000" style:font-name="Arial" fo:font-size="12pt" fo:letter-spacing="normal" fo:font-style="normal" fo:font-weight="normal" officeooo:rsid="0032fe84" style:font-size-asian="12pt" style:font-size-complex="12pt"/>
    </style:style>
    <style:style style:name="T31" style:family="text">
      <style:text-properties fo:font-variant="normal" fo:text-transform="none" fo:color="#000000" style:font-name="Arial" fo:font-size="12pt" fo:letter-spacing="normal" fo:font-style="normal" fo:font-weight="normal" officeooo:rsid="003567a4" style:font-size-asian="12pt" style:font-size-complex="12pt"/>
    </style:style>
    <style:style style:name="T32" style:family="text">
      <style:text-properties fo:font-variant="normal" fo:text-transform="none" fo:color="#000000" style:font-name="Arial" fo:font-size="12pt" fo:letter-spacing="normal" fo:font-style="normal" fo:font-weight="normal" officeooo:rsid="00382aaf" style:font-size-asian="12pt" style:font-size-complex="12pt"/>
    </style:style>
    <style:style style:name="T33" style:family="text">
      <style:text-properties fo:font-variant="normal" fo:text-transform="none" fo:color="#000000" style:font-name="Arial" fo:font-size="12pt" fo:letter-spacing="normal" fo:font-style="normal" fo:font-weight="normal" officeooo:rsid="0038662b" style:font-size-asian="12pt" style:font-size-complex="12pt"/>
    </style:style>
    <style:style style:name="T34" style:family="text">
      <style:text-properties fo:font-variant="normal" fo:text-transform="none" fo:color="#000000" style:font-name="Arial" fo:font-size="12pt" fo:letter-spacing="normal" fo:font-style="normal" fo:font-weight="normal" officeooo:rsid="000f0c6c" style:font-size-asian="12pt" style:font-weight-asian="normal" style:font-size-complex="12pt" style:font-weight-complex="normal"/>
    </style:style>
    <style:style style:name="T35" style:family="text">
      <style:text-properties fo:font-variant="normal" fo:text-transform="none" fo:color="#000000" style:font-name="Arial" fo:font-size="12pt" fo:letter-spacing="normal" fo:font-style="normal" fo:font-weight="normal" officeooo:rsid="0032fe84" style:font-size-asian="12pt" style:font-weight-asian="normal" style:font-size-complex="12pt" style:font-weight-complex="normal"/>
    </style:style>
    <style:style style:name="T36" style:family="text">
      <style:text-properties fo:font-variant="normal" fo:text-transform="none" fo:color="#000000" style:font-name="Arial" fo:font-size="12pt" fo:letter-spacing="normal" fo:font-style="normal" fo:font-weight="normal" officeooo:rsid="000d565a" style:font-size-asian="12pt" style:font-weight-asian="normal" style:font-size-complex="12pt" style:font-weight-complex="normal"/>
    </style:style>
    <style:style style:name="T37" style:family="text">
      <style:text-properties fo:font-variant="normal" fo:text-transform="none" fo:color="#000000" style:font-name="Arial" fo:font-size="12pt" fo:letter-spacing="normal" fo:font-style="normal" fo:font-weight="normal" officeooo:rsid="000fa38d" style:font-size-asian="12pt" style:font-style-asian="italic" style:font-weight-asian="normal" style:font-size-complex="12pt" style:font-style-complex="italic" style:font-weight-complex="normal"/>
    </style:style>
    <style:style style:name="T38" style:family="text">
      <style:text-properties fo:font-variant="normal" fo:text-transform="none" fo:color="#000000" style:font-name="Arial" fo:font-size="12pt" fo:letter-spacing="normal" fo:font-style="normal" fo:font-weight="normal" officeooo:rsid="000fbb94" style:font-size-asian="12pt" style:font-style-asian="italic" style:font-weight-asian="normal" style:font-size-complex="12pt" style:font-style-complex="italic" style:font-weight-complex="normal"/>
    </style:style>
    <style:style style:name="T39" style:family="text">
      <style:text-properties fo:font-variant="normal" fo:text-transform="none" fo:color="#000000" style:font-name="Arial" fo:font-size="12pt" fo:letter-spacing="normal" fo:font-style="normal" fo:font-weight="normal" officeooo:rsid="000d565a" style:font-size-asian="12pt" style:font-style-asian="italic" style:font-weight-asian="normal" style:font-size-complex="12pt" style:font-style-complex="italic" style:font-weight-complex="normal"/>
    </style:style>
    <style:style style:name="T40" style:family="text">
      <style:text-properties fo:font-variant="normal" fo:text-transform="none" fo:color="#000000" style:font-name="Arial" fo:font-size="12pt" fo:letter-spacing="normal" fo:font-style="normal" fo:font-weight="normal" officeooo:rsid="0032fe84" style:font-size-asian="12pt" style:font-style-asian="italic" style:font-weight-asian="normal" style:font-size-complex="12pt" style:font-style-complex="italic" style:font-weight-complex="normal"/>
    </style:style>
    <style:style style:name="T41" style:family="text">
      <style:text-properties fo:font-variant="normal" fo:text-transform="none" fo:color="#000000" style:font-name="Arial" fo:font-size="12pt" fo:letter-spacing="normal" fo:font-style="normal" fo:font-weight="normal" officeooo:rsid="00404a9c" style:font-size-asian="12pt" style:font-style-asian="italic" style:font-weight-asian="normal" style:font-size-complex="12pt" style:font-style-complex="italic" style:font-weight-complex="normal"/>
    </style:style>
    <style:style style:name="T42" style:family="text">
      <style:text-properties fo:font-variant="normal" fo:text-transform="none" fo:color="#000000" style:font-name="Arial" fo:font-size="10pt" fo:letter-spacing="normal" fo:font-style="normal" fo:font-weight="normal" style:font-size-asian="10pt" style:font-size-complex="10pt"/>
    </style:style>
    <style:style style:name="T43" style:family="text">
      <style:text-properties fo:font-variant="normal" fo:text-transform="none" fo:color="#000000" style:font-name="Arial" fo:font-size="10pt" fo:letter-spacing="normal" fo:font-style="normal" fo:font-weight="normal" officeooo:rsid="00057da3" style:font-size-asian="10pt" style:font-size-complex="10pt"/>
    </style:style>
    <style:style style:name="T44" style:family="text">
      <style:text-properties fo:font-variant="normal" fo:text-transform="none" fo:color="#000000" style:font-name="Arial" fo:font-size="10pt" fo:letter-spacing="normal" fo:font-style="normal" fo:font-weight="normal" officeooo:rsid="0033f117" style:font-size-asian="10pt" style:font-size-complex="10pt"/>
    </style:style>
    <style:style style:name="T45" style:family="text">
      <style:text-properties fo:font-variant="normal" fo:text-transform="none" fo:color="#000000" style:font-name="Arial" fo:font-size="10pt" fo:letter-spacing="normal" fo:font-style="normal" style:font-size-asian="10pt" style:font-size-complex="10pt"/>
    </style:style>
    <style:style style:name="T46" style:family="text">
      <style:text-properties fo:font-variant="normal" fo:text-transform="none" fo:color="#000000" style:font-name="Arial" fo:font-size="10pt" fo:letter-spacing="normal" fo:font-style="normal" officeooo:rsid="00057da3" style:font-size-asian="10pt" style:font-size-complex="10pt"/>
    </style:style>
    <style:style style:name="T47" style:family="text">
      <style:text-properties fo:font-variant="normal" fo:text-transform="none" fo:color="#000000" style:font-name="Arial" fo:font-size="10pt" fo:letter-spacing="normal" fo:font-style="normal" officeooo:rsid="0033f117" style:font-size-asian="10pt" style:font-size-complex="10pt"/>
    </style:style>
    <style:style style:name="T48" style:family="text">
      <style:text-properties fo:font-variant="normal" fo:text-transform="none" fo:color="#000000" style:text-position="sub 58%" style:font-name="Arial" fo:font-size="10pt" fo:letter-spacing="normal" fo:font-style="normal" fo:font-weight="normal" style:font-size-asian="10pt" style:font-size-complex="10pt"/>
    </style:style>
    <style:style style:name="T49" style:family="text">
      <style:text-properties fo:font-variant="normal" fo:text-transform="none" fo:color="#000000" fo:font-size="12pt" fo:letter-spacing="normal" fo:font-style="normal" fo:font-weight="normal" officeooo:rsid="0007ab65"/>
    </style:style>
    <style:style style:name="T50" style:family="text">
      <style:text-properties fo:font-variant="normal" fo:text-transform="none" fo:color="#000000" fo:font-size="12pt" fo:letter-spacing="normal" fo:font-style="normal" fo:font-weight="normal" officeooo:rsid="003a34a2"/>
    </style:style>
    <style:style style:name="T51" style:family="text">
      <style:text-properties fo:font-variant="normal" fo:text-transform="none" fo:color="#000000" fo:font-size="12pt" fo:letter-spacing="normal" fo:font-style="normal" fo:font-weight="normal" officeooo:rsid="003c1271"/>
    </style:style>
    <style:style style:name="T52" style:family="text">
      <style:text-properties fo:font-variant="normal" fo:text-transform="none" fo:color="#000000" fo:font-size="12pt" fo:letter-spacing="normal" fo:font-style="normal" fo:font-weight="normal" officeooo:rsid="0008f754"/>
    </style:style>
    <style:style style:name="T53" style:family="text">
      <style:text-properties fo:font-variant="normal" fo:text-transform="none" fo:color="#000000" fo:font-size="12pt" fo:letter-spacing="normal" fo:font-style="normal" fo:font-weight="normal" officeooo:rsid="003c6000"/>
    </style:style>
    <style:style style:name="T54" style:family="text">
      <style:text-properties fo:font-variant="normal" fo:text-transform="none" fo:color="#000000" fo:font-size="12pt" fo:letter-spacing="normal" fo:font-style="normal" fo:font-weight="normal" officeooo:rsid="000a8434"/>
    </style:style>
    <style:style style:name="T55" style:family="text">
      <style:text-properties fo:font-variant="normal" fo:text-transform="none" fo:color="#000000" fo:font-size="12pt" fo:letter-spacing="normal" fo:font-style="normal" fo:font-weight="normal" officeooo:rsid="003130bf"/>
    </style:style>
    <style:style style:name="T56" style:family="text">
      <style:text-properties fo:font-variant="normal" fo:text-transform="none" fo:color="#000000" fo:font-size="12pt" fo:letter-spacing="normal" fo:font-style="normal" fo:font-weight="normal" officeooo:rsid="003e8a3e"/>
    </style:style>
    <style:style style:name="T57" style:family="text">
      <style:text-properties fo:font-variant="normal" fo:text-transform="none" fo:color="#642a8f" style:text-line-through-style="none" style:font-name="Arial" fo:font-size="12pt" fo:letter-spacing="normal" fo:font-style="normal" style:text-underline-style="none" fo:font-weight="normal" style:text-blinking="false" style:font-size-asian="12pt" style:font-size-complex="12pt"/>
    </style:style>
    <style:style style:name="T58" style:family="text">
      <style:text-properties fo:font-variant="normal" fo:text-transform="none" fo:color="#642a8f" style:text-line-through-style="none" style:font-name="Arial" fo:font-size="12pt" fo:letter-spacing="normal" fo:font-style="normal" style:text-underline-style="none" fo:font-weight="normal" officeooo:rsid="0001f35d" style:text-blinking="false" style:font-size-asian="12pt" style:font-size-complex="12pt"/>
    </style:style>
    <style:style style:name="T59" style:family="text">
      <style:text-properties fo:font-variant="normal" fo:text-transform="none" fo:color="#642a8f" style:text-line-through-style="none" style:font-name="Arial" fo:font-size="12pt" fo:letter-spacing="normal" fo:font-style="normal" style:text-underline-style="none" fo:font-weight="normal" officeooo:rsid="002cdb2e" style:text-blinking="false" style:font-size-asian="12pt" style:font-size-complex="12pt"/>
    </style:style>
    <style:style style:name="T60" style:family="text">
      <style:text-properties fo:font-variant="normal" fo:text-transform="none" fo:color="#642a8f" style:text-line-through-style="none" style:font-name="Arial" fo:font-size="12pt" fo:letter-spacing="normal" fo:font-style="normal" style:text-underline-style="none" fo:font-weight="normal" officeooo:rsid="002e84b9" style:text-blinking="false" style:font-size-asian="12pt" style:font-size-complex="12pt"/>
    </style:style>
    <style:style style:name="T61" style:family="text">
      <style:text-properties fo:font-variant="normal" fo:text-transform="none" fo:color="#642a8f" style:font-name="Arial" fo:font-size="12pt" fo:letter-spacing="normal" fo:font-style="normal" fo:font-weight="normal" officeooo:rsid="000527df" style:font-size-asian="12pt" style:font-size-complex="12pt"/>
    </style:style>
    <style:style style:name="T62" style:family="text">
      <style:text-properties fo:font-variant="normal" fo:text-transform="none" fo:color="#6b4794" style:text-line-through-style="none" style:font-name="Arial" fo:font-size="12pt" fo:letter-spacing="normal" fo:font-style="normal" style:text-underline-style="none" fo:font-weight="normal" officeooo:rsid="002cdb2e" style:text-blinking="false" style:font-size-asian="12pt" style:font-size-complex="12pt"/>
    </style:style>
    <style:style style:name="T63" style:family="text">
      <style:text-properties fo:font-variant="normal" fo:text-transform="none" fo:color="#6b4794" style:text-line-through-style="none" style:font-name="Arial" fo:font-size="12pt" fo:letter-spacing="normal" fo:font-style="normal" style:text-underline-style="none" fo:font-weight="normal" officeooo:rsid="0001f35d" style:text-blinking="false" style:font-size-asian="12pt" style:font-size-complex="12pt"/>
    </style:style>
    <style:style style:name="T64" style:family="text">
      <style:text-properties fo:font-variant="normal" fo:text-transform="none" fo:color="#6b4794" style:text-line-through-style="none" style:font-name="Arial" fo:font-size="12pt" fo:letter-spacing="normal" fo:font-style="normal" style:text-underline-style="none" fo:font-weight="normal" officeooo:rsid="003130bf" style:text-blinking="false" style:font-size-asian="12pt" style:font-weight-asian="normal" style:font-size-complex="12pt" style:font-weight-complex="normal"/>
    </style:style>
    <style:style style:name="T65" style:family="text">
      <style:text-properties fo:font-variant="normal" fo:text-transform="none" fo:color="#6b4794" style:text-line-through-style="none" style:font-name="Arial" fo:font-size="12pt" fo:letter-spacing="normal" fo:font-style="normal" style:text-underline-style="none" fo:font-weight="normal" officeooo:rsid="003130bf" style:text-blinking="false" style:font-size-asian="12pt" style:font-style-asian="normal" style:font-weight-asian="normal" style:font-size-complex="12pt" style:font-style-complex="normal" style:font-weight-complex="normal"/>
    </style:style>
    <style:style style:name="T66" style:family="text">
      <style:text-properties fo:font-variant="normal" fo:text-transform="none" fo:color="#6b4794" style:font-name="Arial" fo:font-size="12pt" fo:letter-spacing="normal" fo:font-style="normal" fo:font-weight="normal" officeooo:rsid="000527df" style:font-size-asian="12pt" style:font-size-complex="12pt"/>
    </style:style>
    <style:style style:name="T67" style:family="text">
      <style:text-properties fo:font-variant="normal" fo:text-transform="none" fo:color="#6b4794" style:font-name="Arial" fo:font-size="12pt" fo:letter-spacing="normal" fo:font-style="normal" fo:font-weight="normal" officeooo:rsid="002e84b9" style:font-size-asian="12pt" style:font-size-complex="12pt"/>
    </style:style>
    <style:style style:name="T68" style:family="text">
      <style:text-properties fo:font-variant="normal" fo:text-transform="none" fo:color="#6b4794" style:font-name="Arial" fo:font-size="12pt" fo:letter-spacing="normal" fo:font-style="normal" fo:font-weight="normal" officeooo:rsid="0032fe84" style:font-size-asian="12pt" style:font-size-complex="12pt"/>
    </style:style>
    <style:style style:name="T69" style:family="text">
      <style:text-properties fo:font-variant="normal" fo:text-transform="none" fo:color="#6b4794" style:font-name="Arial" fo:font-size="12pt" fo:letter-spacing="normal" fo:font-style="normal" fo:font-weight="normal" officeooo:rsid="003130bf" style:font-size-asian="12pt" style:font-weight-asian="normal" style:font-size-complex="12pt" style:font-weight-complex="normal"/>
    </style:style>
    <style:style style:name="T70" style:family="text">
      <style:text-properties fo:font-variant="normal" fo:text-transform="none" fo:color="#6b4794" style:font-name="Arial" fo:font-size="12pt" fo:letter-spacing="normal" fo:font-style="normal" style:text-underline-style="none" fo:font-weight="normal" officeooo:rsid="003130bf" style:font-size-asian="12pt" style:font-style-asian="normal" style:font-weight-asian="normal" style:font-size-complex="12pt" style:font-style-complex="normal" style:font-weight-complex="normal"/>
    </style:style>
    <style:style style:name="T71" style:family="text">
      <style:text-properties fo:font-variant="normal" fo:text-transform="none" fo:color="#6b4794" style:font-name="Georgia1" fo:font-size="11.25pt" fo:letter-spacing="normal" fo:font-style="normal" fo:font-weight="normal" officeooo:rsid="000527df" style:font-size-asian="12pt" style:font-size-complex="12pt"/>
    </style:style>
    <style:style style:name="T72" style:family="text">
      <style:text-properties fo:font-variant="normal" fo:text-transform="none" fo:color="#6b4794" style:font-name="Georgia" fo:font-size="12pt" fo:letter-spacing="normal" fo:font-style="normal" fo:font-weight="normal" officeooo:rsid="003130bf"/>
    </style:style>
    <style:style style:name="T73" style:family="text">
      <style:text-properties fo:font-variant="normal" fo:text-transform="none" fo:color="#6b4794" style:font-name="Georgia" fo:font-size="12pt" fo:letter-spacing="normal" fo:font-style="normal" fo:font-weight="normal" officeooo:rsid="000d565a" style:font-weight-asian="normal" style:font-weight-complex="normal"/>
    </style:style>
    <style:style style:name="T74" style:family="text">
      <style:text-properties fo:font-variant="normal" fo:text-transform="none" fo:color="#6b4794" fo:font-size="12pt" fo:letter-spacing="normal" fo:font-style="normal" fo:font-weight="normal" officeooo:rsid="0007ab65"/>
    </style:style>
    <style:style style:name="T75" style:family="text">
      <style:text-properties fo:font-variant="normal" fo:text-transform="none" fo:color="#6b4794" fo:font-size="12pt" fo:letter-spacing="normal" fo:font-style="normal" fo:font-weight="normal" officeooo:rsid="003130bf"/>
    </style:style>
    <style:style style:name="T76" style:family="text">
      <style:text-properties fo:font-variant="normal" fo:text-transform="none" fo:color="#6b4794" fo:font-size="12pt" fo:letter-spacing="normal" fo:font-style="normal" fo:font-weight="normal" officeooo:rsid="003e8a3e"/>
    </style:style>
    <style:style style:name="T77" style:family="text">
      <style:text-properties fo:font-variant="normal" fo:text-transform="none" fo:color="#660066" style:font-name="Arial" fo:font-size="12pt" fo:letter-spacing="normal" fo:font-style="normal" style:text-underline-style="none" fo:font-weight="normal" officeooo:rsid="003130bf" style:font-size-asian="12pt" style:font-size-complex="12pt"/>
    </style:style>
    <style:style style:name="T78" style:family="text">
      <style:text-properties fo:font-variant="normal" fo:text-transform="none" fo:color="#660066" style:font-name="Arial" fo:font-size="12pt" fo:letter-spacing="normal" fo:font-style="normal" style:text-underline-style="none" fo:font-weight="normal" officeooo:rsid="0032fe84" style:font-size-asian="12pt" style:font-size-complex="12pt"/>
    </style:style>
    <style:style style:name="T79" style:family="text">
      <style:text-properties officeooo:rsid="000d565a" style:font-weight-asian="normal" style:font-weight-complex="normal"/>
    </style:style>
    <style:style style:name="T80" style:family="text">
      <style:text-properties officeooo:rsid="000f71d6" style:font-weight-asian="normal" style:font-weight-complex="normal"/>
    </style:style>
    <style:style style:name="T81" style:family="text">
      <style:text-properties officeooo:rsid="0016b31a" style:font-weight-asian="normal" style:font-weight-complex="normal"/>
    </style:style>
    <style:style style:name="T82" style:family="text">
      <style:text-properties officeooo:rsid="0032fe84" style:font-weight-asian="normal" style:font-weight-complex="normal"/>
    </style:style>
    <style:style style:name="T83" style:family="text">
      <style:text-properties officeooo:rsid="000f98a8"/>
    </style:style>
    <style:style style:name="T84" style:family="text">
      <style:text-properties fo:color="#000000" style:font-name="Arial" officeooo:rsid="000fa38d"/>
    </style:style>
    <style:style style:name="T85" style:family="text">
      <style:text-properties fo:color="#000000" style:font-name="Arial" officeooo:rsid="0032fe84"/>
    </style:style>
    <style:style style:name="T86" style:family="text">
      <style:text-properties fo:color="#000000" style:font-name="Arial" fo:font-size="12pt" style:font-size-asian="12pt" style:font-size-complex="12pt"/>
    </style:style>
    <style:style style:name="T87" style:family="text">
      <style:text-properties fo:color="#000000" style:font-name="Arial" fo:font-size="12pt" officeooo:rsid="0032fe84" style:font-size-asian="12pt" style:font-size-complex="12pt"/>
    </style:style>
    <style:style style:name="T88" style:family="text">
      <style:text-properties fo:color="#000000" style:font-name="Arial" fo:font-size="12pt" officeooo:rsid="0011b96d" style:font-size-asian="12pt" style:font-size-complex="12pt"/>
    </style:style>
    <style:style style:name="T89" style:family="text">
      <style:text-properties fo:color="#000000" style:font-name="Arial" officeooo:rsid="00404a9c"/>
    </style:style>
    <style:style style:name="T90" style:family="text">
      <style:text-properties style:font-name="Arial" style:font-size-asian="12pt" style:font-size-complex="12pt"/>
    </style:style>
    <style:style style:name="T91" style:family="text">
      <style:text-properties style:font-name="Arial" fo:font-size="12pt" fo:font-style="normal" fo:font-weight="normal" officeooo:rsid="0016f242" style:font-size-asian="12pt" style:font-weight-asian="normal" style:font-size-complex="12pt" style:font-weight-complex="normal"/>
    </style:style>
    <style:style style:name="T92" style:family="text">
      <style:text-properties style:font-name="Arial" fo:font-size="12pt" fo:font-style="normal" fo:font-weight="normal" officeooo:rsid="000d565a" style:font-size-asian="12pt" style:font-weight-asian="normal" style:font-size-complex="12pt" style:font-weight-complex="normal"/>
    </style:style>
    <style:style style:name="T93" style:family="text">
      <style:text-properties style:font-name="Arial" fo:font-size="12pt" fo:font-style="normal" fo:font-weight="normal" officeooo:rsid="0032fe84" style:font-size-asian="12pt" style:font-weight-asian="normal" style:font-size-complex="12pt" style:font-weight-complex="normal"/>
    </style:style>
    <style:style style:name="T94" style:family="text">
      <style:text-properties style:font-name="Arial" fo:font-size="12pt" fo:font-style="normal" fo:font-weight="normal" style:font-size-asian="12pt" style:font-size-complex="12pt"/>
    </style:style>
    <style:style style:name="T95" style:family="text">
      <style:text-properties style:font-name="Arial" fo:font-size="12pt" fo:font-style="normal" fo:font-weight="normal" officeooo:rsid="0016f242" style:font-size-asian="12pt" style:font-size-complex="12pt"/>
    </style:style>
    <style:style style:name="T96" style:family="text">
      <style:text-properties style:font-name="Arial" fo:font-size="12pt" fo:font-style="normal" fo:font-weight="normal" officeooo:rsid="001e8b0e" style:font-size-asian="12pt" style:font-size-complex="12pt"/>
    </style:style>
    <style:style style:name="T97" style:family="text">
      <style:text-properties style:font-name="Arial" fo:font-size="12pt" fo:font-style="normal" fo:font-weight="normal" officeooo:rsid="003d86fb" style:font-size-asian="12pt" style:font-size-complex="12pt"/>
    </style:style>
    <style:style style:name="T98" style:family="text">
      <style:text-properties style:font-name="Arial" fo:font-size="12pt" fo:font-style="normal" fo:font-weight="normal" officeooo:rsid="003e096f" style:font-size-asian="12pt" style:font-size-complex="12pt"/>
    </style:style>
    <style:style style:name="T99" style:family="text">
      <style:text-properties style:font-name="Arial" fo:font-size="12pt" officeooo:rsid="0032fe84" style:font-size-asian="12pt" style:font-weight-asian="normal" style:font-size-complex="12pt" style:font-weight-complex="normal"/>
    </style:style>
    <style:style style:name="T100" style:family="text">
      <style:text-properties officeooo:rsid="0011b96d" style:font-size-asian="12pt" style:font-style-asian="italic" style:font-weight-asian="normal" style:font-size-complex="12pt" style:font-style-complex="italic" style:font-weight-complex="normal"/>
    </style:style>
    <style:style style:name="T101" style:family="text">
      <style:text-properties officeooo:rsid="0032fe84" style:font-size-asian="12pt" style:font-style-asian="italic" style:font-weight-asian="normal" style:font-size-complex="12pt" style:font-style-complex="italic" style:font-weight-complex="normal"/>
    </style:style>
    <style:style style:name="T102" style:family="text">
      <style:text-properties officeooo:rsid="000fa38d" style:font-size-asian="12pt" style:font-style-asian="italic" style:font-weight-asian="normal" style:font-size-complex="12pt" style:font-style-complex="italic" style:font-weight-complex="normal"/>
    </style:style>
    <style:style style:name="T103" style:family="text">
      <style:text-properties officeooo:rsid="00437d6f" style:font-size-asian="12pt" style:font-style-asian="italic" style:font-weight-asian="normal" style:font-size-complex="12pt" style:font-style-complex="italic" style:font-weight-complex="normal"/>
    </style:style>
    <style:style style:name="T104" style:family="text">
      <style:text-properties fo:color="#642a8f" fo:font-size="10pt" officeooo:rsid="002e84b9" style:font-size-asian="10pt" style:font-size-complex="10pt"/>
    </style:style>
    <style:style style:name="T105" style:family="text">
      <style:text-properties fo:color="#6b4794"/>
    </style:style>
    <style:style style:name="T106" style:family="text">
      <style:text-properties fo:color="#6b4794" fo:font-size="10pt" officeooo:rsid="002e84b9" style:font-size-asian="10pt" style:font-size-complex="10pt"/>
    </style:style>
    <style:style style:name="T107" style:family="text">
      <style:text-properties fo:color="#6b4794" fo:font-size="10pt" officeooo:rsid="003542d3" style:font-size-asian="10pt" style:font-size-complex="10pt"/>
    </style:style>
    <style:style style:name="T108" style:family="text">
      <style:text-properties fo:color="#6b4794" officeooo:rsid="000d565a" style:font-weight-asian="normal" style:font-weight-complex="normal"/>
    </style:style>
    <style:style style:name="T109" style:family="text">
      <style:text-properties fo:color="#6b4794" officeooo:rsid="0032fe84" style:font-weight-asian="normal" style:font-weight-complex="normal"/>
    </style:style>
    <style:style style:name="T110" style:family="text">
      <style:text-properties fo:color="#6b4794" style:font-name="Arial" style:font-size-asian="12pt" style:font-size-complex="12pt"/>
    </style:style>
    <style:style style:name="T111" style:family="text">
      <style:text-properties fo:color="#6b4794" style:font-name="Arial" fo:font-size="12pt" fo:font-style="normal" fo:font-weight="normal" officeooo:rsid="0032fe84" style:font-size-asian="12pt" style:font-weight-asian="normal" style:font-size-complex="12pt" style:font-weight-complex="normal"/>
    </style:style>
    <style:style style:name="T112" style:family="text">
      <style:text-properties fo:color="#6b4794" style:font-name="Arial" fo:font-size="12pt" fo:font-style="normal" fo:font-weight="normal" style:font-size-asian="12pt" style:font-size-complex="12pt"/>
    </style:style>
    <style:style style:name="T113" style:family="text">
      <style:text-properties fo:color="#6b4794" style:font-name="Arial" officeooo:rsid="0032fe84"/>
    </style:style>
    <style:style style:name="T114" style:family="text">
      <style:text-properties fo:color="#6b4794" officeooo:rsid="0032fe84"/>
    </style:style>
    <style:style style:name="T115" style:family="text">
      <style:text-properties fo:color="#6b4794" style:font-name="Arial1" officeooo:rsid="0032fe84"/>
    </style:style>
    <style:style style:name="T116" style:family="text">
      <style:text-properties fo:color="#6b4794" officeooo:rsid="0032fe84" style:font-size-asian="12pt" style:font-style-asian="italic" style:font-weight-asian="normal" style:font-size-complex="12pt" style:font-style-complex="italic" style:font-weight-complex="normal"/>
    </style:style>
    <style:style style:name="T117" style:family="text">
      <style:text-properties fo:color="#6b4794" style:font-name="Verdana" officeooo:rsid="0032fe84"/>
    </style:style>
    <style:style style:name="T118" style:family="text">
      <style:text-properties fo:color="#6b4794" officeooo:rsid="000d565a"/>
    </style:style>
    <style:style style:name="T119" style:family="text">
      <style:text-properties fo:font-size="10pt" style:font-size-asian="10pt" style:font-size-complex="10pt"/>
    </style:style>
    <style:style style:name="T120" style:family="text">
      <style:text-properties fo:font-size="10pt" officeooo:rsid="003542d3" style:font-size-asian="10pt" style:font-size-complex="10pt"/>
    </style:style>
    <style:style style:name="T121" style:family="text">
      <style:text-properties fo:font-size="10pt" officeooo:rsid="00057da3" style:font-size-asian="10pt" style:font-size-complex="10pt"/>
    </style:style>
    <style:style style:name="T122" style:family="text">
      <style:text-properties officeooo:rsid="0032fe84"/>
    </style:style>
    <style:style style:name="T123" style:family="text">
      <style:text-properties fo:color="#333333" style:font-name="Arial" fo:font-size="12pt" fo:font-style="normal" fo:font-weight="normal" style:font-size-asian="12pt" style:font-size-complex="12pt"/>
    </style:style>
    <style:style style:name="T124" style:family="text">
      <style:text-properties officeooo:rsid="000d565a"/>
    </style:style>
    <style:style style:name="T125" style:family="text">
      <style:text-properties officeooo:rsid="00437d6f"/>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Approaches to map polyadenylation sites</text:p>
      <text:p text:style-name="P27"/>
      <text:p text:style-name="P3"><text:span text:style-name="T17">Cleavage and polyadenylation of </text:span><text:span text:style-name="T21">emerging</text:span><text:span text:style-name="T17"> RNA is </text:span><text:span text:style-name="T21">necessary</text:span><text:span text:style-name="T17"> for maturation of almost all eukaryotic mRNAs, and is coupled to termination of transcription</text:span><text:span text:style-name="T26">(</text:span><text:span text:style-name="T62">Colgan DF, Manley JL. 1997</text:span><text:span text:style-name="T13">)</text:span><text:span text:style-name="T57"> </text:span><text:span text:style-name="T9">The 3′-untranslated regions (UTRs) of mRNAs, </text:span><text:span text:style-name="T10">situated</text:span><text:span text:style-name="T9"> directly after the stop codon, harbor signals for transcript stability, localization and translational control </text:span><text:span text:style-name="T59">(</text:span><text:span text:style-name="T62">Di Giammartino DC et al. 2001; Lutz CS et al. 2011</text:span><text:span text:style-name="T59">)</text:span><text:span text:style-name="T9">. The control of mRNA expression by 3′-UTRs is mediated by </text:span><text:span text:style-name="Emphasis"><text:span text:style-name="T15">trans</text:span></text:span><text:span text:style-name="T9">-acting </text:span><text:span text:style-name="T10">elements</text:span><text:span text:style-name="T9">, including RNA-binding proteins and microRNAs (miRNAs), which interact with </text:span><text:span text:style-name="Emphasis"><text:span text:style-name="T15">cis</text:span></text:span><text:span text:style-name="T9">-regulatory elements within the 3′-UTRs (</text:span><text:span text:style-name="T57">Sandberg R </text:span><text:span text:style-name="T59">et al. 2008</text:span><text:span text:style-name="T9">). </text:span><text:span text:style-name="T11">The poly(A) tail is </text:span><text:span text:style-name="T10">crucial</text:span><text:span text:style-name="T11"> for the nuclear export, translation, and stability of mRNA. The tail is shortened over time, and, when it is short enough, the mRNA is enzymatically degraded </text:span><text:span text:style-name="T13">(</text:span><text:span text:style-name="T62">Guhaniyogi et al. 2001</text:span><text:span text:style-name="T13">)</text:span><text:span text:style-name="T11">. </text:span></text:p>
      <text:p text:style-name="P4"><text:span text:style-name="T11">The presence of multiple polyadenilation sites in the same gene leads to mRNA isoforms containing different coding sequences (CDS) and/or variable 3′ untranslated regions (3′UTRs) (</text:span><text:span text:style-name="T63">Tian B </text:span><text:span text:style-name="T62">et al.</text:span><text:span text:style-name="T63"> </text:span><text:span text:style-name="T62">2005</text:span><text:span text:style-name="T11">)</text:span><text:span text:style-name="T58">. </text:span><text:span text:style-name="T12">This fenomenon is known as al</text:span><text:span text:style-name="T11">ternative cleavage and polyadenylation (APA) </text:span><text:span text:style-name="T12">and </text:span><text:span text:style-name="T11">can play a significant role in mRNA metabolism by controlling the length of 3′UTR and its encoding </text:span><text:span text:style-name="Emphasis"><text:span text:style-name="T16">cis</text:span></text:span><text:span text:style-name="T11">-regulatory elements </text:span><text:span text:style-name="T13">(</text:span><text:span text:style-name="T62">Di Giammartino DC et al. 2001; Lutz CS et al. 2011</text:span><text:span text:style-name="T13">)</text:span><text:span text:style-name="T11">. Dynamic regulation of 3′UTR by APA has been reported in different tissue types</text:span><text:span text:style-name="T13">(</text:span><text:span text:style-name="T62">Zhang H et al. 2005; Wang ET et al. 2008</text:span><text:span text:style-name="T13">)</text:span><text:span text:style-name="T11">, cell proliferation/differentiation and development</text:span><text:span text:style-name="T58"> </text:span><text:span text:style-name="T60">(Ji Z, et al 2009; Sandberg R et al. 2008)</text:span><text:span text:style-name="T11">, cancer cell transformation </text:span><text:span text:style-name="T60">(Singh P et al. 2009; Flavell SW et al. 2008)</text:span><text:span text:style-name="T11">, and response to extracellular stimuli </text:span><text:span text:style-name="T14">(</text:span><text:span text:style-name="T60">Flavell SW et al. 2008)</text:span><text:span text:style-name="T11">. </text:span><text:span text:style-name="T12">On the other hand</text:span><text:span text:style-name="T11">, <text:s/></text:span><text:span text:style-name="T12">the presence of polyadenylation sites</text:span><text:span text:style-name="T11"> in introns and upstream exons have not been fully </text:span><text:span text:style-name="T12">researched</text:span><text:span text:style-name="T11"> at the genomic level. In addition, to what extent APA regulates long non-coding RNAs (lncRNAs), which are increasingly found to play important roles in the cell </text:span><text:span text:style-name="T60">(Chen LL, Carmichael GG. 2010; Wang KC, Chang HY. 2011)</text:span><text:span text:style-name="T11">, is largely unknown.</text:span></text:p>
      <text:p text:style-name="P55"/>
      <text:p text:style-name="P5"><text:span text:style-name="T22">The bioinformatic analysis of 3'UTR processing became </text:span><text:span text:style-name="T23">necessary</text:span><text:span text:style-name="T22"> when a</text:span><text:span text:style-name="T23">n increasing </text:span><text:span text:style-name="T22">amount of cDNA/EST sequences containing poly(A) tails were made available in public databases like NCBI GenBank or dbEST </text:span><text:span text:style-name="T28">(</text:span><text:a xlink:type="simple" xlink:href="http://www.ncbi.nlm.nih.gov/">http://www.ncbi.nlm.nih.gov/</text:a><text:span text:style-name="T28">)</text:span><text:span text:style-name="T22">. <text:s/></text:span><text:span text:style-name="T24">These preliminary studies showed that a great proportion of genes have alternate polyadenilation, and that the cleveage process is largely imprecise, with different poly(A) sites having distinct nucleotide composition in surrounding genomic regions. </text:span><text:span text:style-name="T17">With the emergence of next-generation </text:span><text:soft-page-break/><text:span text:style-name="T17">sequencing technologies, it has </text:span><text:span text:style-name="T22">also </text:span><text:span text:style-name="T17">become possible to sequence entire transcriptomes within days. </text:span></text:p>
      <text:p text:style-name="P34">Unfortunately, the standard protocol for mRNA sequencing (generically called RNA-Seq) and its close variants are quite unefficient when come to tricky task of mapping poly(A) cut sites, since only a very small percentage of sequencing reads actually cointain poly(A) tails, and most of the effort is wasted reading through non-relevant mRNA stretches.</text:p>
      <text:p text:style-name="P29"/>
      <text:p text:style-name="P28"/>
      <text:p text:style-name="P60">FIGURE1.EPS</text:p>
      <text:p text:style-name="P59"><text:span text:style-name="T120">Comparision between 3 different poly(A) sequencing protocols: </text:span><text:span text:style-name="T121">3′T-fill </text:span><text:span text:style-name="T120">(</text:span><text:span text:style-name="T107">Wilkening et al. 2013</text:span><text:span text:style-name="T120">)</text:span><text:span text:style-name="T121">, RNA-Seq and tiling array (</text:span><text:bookmark text:name="__tag_302419659"/><text:span text:style-name="T104">Xu Z et al. 2009</text:span><text:span text:style-name="T121">) in yeast grown in rich glucose media. Only a small fraction of the tiling array and total RNA-Seq signals arises from 3′-ends of transcripts. With the 3′T-fill protocol many alternative (green), internal (purple) and overlapping poly(A) sites (orange) were detected. Visualization was performed with the Integrative Genomics Viewer (IGV) (</text:span><text:bookmark text:name="__tag_302419682"/><text:span text:style-name="T106">Robinson JT et al. 2011</text:span><text:span text:style-name="T121">).</text:span></text:p>
      <text:p text:style-name="P28"/>
      <text:p text:style-name="P30"/>
      <text:p text:style-name="P4"><text:span text:style-name="T17">Therefore, protocols have been developed to enrich for transcript ends of poly(A) RNA prior to RNA-Seq and/or to identify poly(A) sites (</text:span><text:span text:style-name="T60">Yoon OK, Brem RB. 2010; <text:s/>Fox-Walsh K et al. 2011; <text:s/>Ozsolak F et al. 2010; Beck AH et al. 2010; Shepard PJ et al. 2011; Jan CH et al. 2011; Derti A et al. 2012; Elkon R et al. 2012</text:span><text:span text:style-name="T17">).</text:span></text:p>
      <text:p text:style-name="P5"><text:span text:style-name="T24">The first attempts to perform efficient Poly(A)-seqs aimed at focusing only at polyadenilated RNA fragments, using oligo(dT) as primers </text:span><text:span text:style-name="T25">during sequencing. This method ensured that only those fragments that contained a poly(A) tail were finally processed, discarting the others </text:span><text:span text:style-name="T28">(</text:span><text:span text:style-name="T77">Shepard PJ et al. 2011</text:span><text:span text:style-name="T28">)</text:span><text:span text:style-name="T25">. </text:span></text:p>
      <text:p text:style-name="P8"><text:span text:style-name="T25">These </text:span><text:span text:style-name="T20">early</text:span><text:span text:style-name="T25"> methods suffered from several problems. In protocols where sequencing proceeds from within the transcript toward the poly(A) tail (</text:span><text:span text:style-name="T66">Yoon OK, Brem RB</text:span><text:bookmark text:name="__tag_302419655"/><text:span text:style-name="T66">. </text:span><text:span text:style-name="T67">2010</text:span><text:span text:style-name="T66">,</text:span><text:bookmark text:name="__tag_302419669"/><text:span text:style-name="T66"> Fox-Walsh </text:span><text:span text:style-name="T67">et al. 2011</text:span><text:span text:style-name="T66">,Ozsolak F</text:span><text:bookmark text:name="__tag_302419671"/><text:span text:style-name="T66"> </text:span><text:span text:style-name="T67">et al. 2010</text:span><text:span text:style-name="T66">,</text:span><text:bookmark text:name="__tag_302419680"/><text:span text:style-name="T66"> Beck AH </text:span><text:span text:style-name="T67">et al. 2010</text:span><text:span text:style-name="T25">), the readout strongly depends on a stringent size selection to ensure that each read contains enough of the 3′-UTR to map to the genome while still reaching the poly(A) tail. Other Illumina-based protocols ( </text:span><text:span text:style-name="T71">Shepard PJ</text:span><text:bookmark text:name="__tag_302419660"/><text:span text:style-name="T66"> </text:span><text:span text:style-name="T67">et al. 2011</text:span><text:span text:style-name="T66">,</text:span><text:bookmark text:name="__tag_302419667"/><text:span text:style-name="T66"> </text:span><text:span text:style-name="T67">Derti A et al. 2012</text:span><text:span text:style-name="T25">), in which sequencing starts at the 3′-end and reads through the poly(A) site, suffer from low sequence quality. </text:span><text:span text:style-name="T31">It is likely that this problem with low quality sequencing is due to somekind of </text:span><text:span text:style-name="T25">desynchronization </text:span><text:span text:style-name="T31">happening during base </text:span><text:soft-page-break/><text:span text:style-name="T31">incorporation. It is known that </text:span><text:span text:style-name="T25">polymerase </text:span><text:span text:style-name="T31">slippage occurring when reading through long stretches of A' provokes mispriming of the sequencing oligo during clustering. A possible solution to </text:span><text:span text:style-name="T25">desynchronization </text:span><text:span text:style-name="T31">is the shortening of the poly(A) tail </text:span><text:span text:style-name="T25"><text:s/></text:span><text:span text:style-name="T31">but </text:span><text:span text:style-name="T25">even a few remaining nucleotides of the poly(A) tail can compromise the delineation of clusters by the sequencing software (</text:span><text:span text:style-name="T61">Jan CH et al. 2011</text:span><text:span text:style-name="T25">). <text:s/></text:span><text:span text:style-name="T31">Moreover</text:span><text:span text:style-name="T25">, performing the poly(A) shortening directly on the RNA could </text:span><text:span text:style-name="T31">damage the fragments</text:span><text:span text:style-name="T25">.</text:span></text:p>
      <text:p text:style-name="P5"><text:span text:style-name="T18">To overcome this problem, some poly(A) site-</text:span><text:span text:style-name="T32">specific </text:span><text:span text:style-name="T18">mapping protocols were developed that </text:span><text:span text:style-name="T32">avoid the problematic</text:span><text:span text:style-name="T18"> reading through the poly(A) tail </text:span><text:span text:style-name="T28">(</text:span><text:span text:style-name="T69">Stefan W et al. 2013, </text:span><text:span text:style-name="T64">Mainul H</text:span><text:span text:style-name="T69"> et al. 2012</text:span><text:span text:style-name="T28">)</text:span><text:span text:style-name="T18">. In this protocols, the poly(A) stretch is filled in with dTTPs before the sequencing reaction starts. </text:span><text:span text:style-name="T32">In this way, we can be sure with a certain confidence that the</text:span><text:span text:style-name="T18"> sequencing </text:span><text:span text:style-name="T32">will</text:span><text:span text:style-name="T18"> start immediately after the poly(A) tail, </text:span><text:span text:style-name="T32">that is, with the nucleotide where the polyadenylation machinery performed the cut.</text:span><text:span text:style-name="T18"> </text:span></text:p>
      <text:p text:style-name="P33"/>
      <text:p text:style-name="P32"/>
      <text:p text:style-name="P60">FIGURE2.EPS</text:p>
      <text:p text:style-name="P2"><text:span text:style-name="T43">(</text:span><text:span text:style-name="Strong_20_Emphasis"><text:span text:style-name="T46">a</text:span></text:span><text:span text:style-name="T43">) Schematic of the 3′T-fill protocol. Fragmented RNA is reverse transcribed with an oligo(dT) primer coupled to adapter PE 1.0 (orange) and biotin (B). After second strand synthesis, fragments are captured on beads and the barcoded adapter PE 2.0 (brown) is ligated to the bound fragment. (</text:span><text:span text:style-name="Strong_20_Emphasis"><text:span text:style-name="T46">b</text:span></text:span><text:span text:style-name="T43">) On the cluster station, the poly(A) tail is filled in with complementary, unlabeled dTTPs. Sequencing starts directly at the end of the 3′-UTR (‘sequence 1’ in panel (a)). For multiplexing, the barcode is read by paired-end sequencing (‘sequence 2’).</text:span></text:p>
      <text:p text:style-name="P32"/>
      <text:p text:style-name="P32"/>
      <text:p text:style-name="P9"><text:span text:style-name="T18">Another issue to be considered when dealing with Poly(A)-seq is related to “internal priming”. Identification of pAs typically relies on the cDNA sequence corresponding to the poly(A) tail, which is generated by oligo(dT)-based reverse transcription </text:span><text:span text:style-name="T60">(Lee JY et al. 2007, Brockman JM et al. 2005)</text:span><text:span text:style-name="T18">. However, oligo(dT) can also prime at internal A-rich sequences </text:span><text:span text:style-name="T33">(which can occur anywhere in the genome)</text:span><text:span text:style-name="T18">, which are completely converted to As in the final sequence, becoming indistinguishable from the sequence derived from the real poly(A) tail</text:span><text:bookmark text:name="__tag_296093495"/><text:span text:style-name="T18"> </text:span><text:span text:style-name="T27">(</text:span><text:span text:style-name="T67">Man DK et al. 2002</text:span><text:span text:style-name="T27">)</text:span><text:span text:style-name="T18">. </text:span><text:span text:style-name="T33">A common way to tackle the i</text:span><text:span text:style-name="T18">nternal priming </text:span><text:span text:style-name="T33">issue </text:span><text:span text:style-name="T18">is </text:span><text:span text:style-name="T33">by </text:span><text:span text:style-name="T18">eliminating putative </text:span><text:span text:style-name="T33">poly(A) cut sites</text:span><text:span text:style-name="T18"> mapp</text:span><text:span text:style-name="T33">ing</text:span><text:span text:style-name="T18"> to genomic A-rich regions, </text:span><text:span text:style-name="T33">usually during the bioinformatic analysis.</text:span><text:span text:style-name="T18"> </text:span></text:p>
      <text:p text:style-name="P35">This approach presents two different problems: we cannot be completely sure to recognize and remove all the false positives, and we can possibly identify and discand real poly(A) site. </text:p>
      <text:p text:style-name="P9"><text:soft-page-break/><text:span text:style-name="T18">In addition, RNAs in the cell can have oligo(A) tails that are synthesized by noncanonical poly(A) polymerases, such as those involved in exosome-mediated RNA decay</text:span><text:bookmark text:name="__tag_296093512"/><text:span text:style-name="T18"> </text:span><text:span text:style-name="T27">(</text:span><text:span text:style-name="T67">Schmidt MJ, Norbury CJ. 2010</text:span><text:span text:style-name="T27">)</text:span><text:span text:style-name="T18">. Internal priming </text:span><text:span text:style-name="T19">can</text:span><text:span text:style-name="T18"> be solved by eliminating the use of oligo(dT) in reverse transcription and sequencing, and the latter could be alleviated by using a condition that maximally distinguishes RNAs with long A-tails from those with short A-tails. Briefly, after fragmentation of RNA, poly(A)-containing RNA fragments </text:span><text:span text:style-name="T19">are captured </text:span><text:span text:style-name="T18">onto magnetic beads coated with a chimeric oligonucleotide (oligo), which contained 45 thymidines (Ts) at the 5′ portion and 5 uridines (Us) at the 3′ portion </text:span><text:span text:style-name="T28">(</text:span><text:span text:style-name="T64">Mainul H</text:span><text:span text:style-name="T69"> et al. 2012</text:span><text:span text:style-name="T28">)</text:span><text:span text:style-name="T18">.</text:span></text:p>
      <text:p text:style-name="P31"/>
      <text:p text:style-name="P58">FIGURE3.EPS</text:p>
      <text:p text:style-name="P7"><text:span text:style-name="Strong_20_Emphasis"><text:span text:style-name="T46">(a) </text:span></text:span><text:span text:style-name="T43">Schematic of the 3′READS method. </text:span><text:span text:style-name="Strong_20_Emphasis"><text:span text:style-name="T45">(</text:span></text:span><text:span text:style-name="Strong_20_Emphasis"><text:span text:style-name="T47">b</text:span></text:span><text:span text:style-name="Strong_20_Emphasis"><text:span text:style-name="T45">) </text:span></text:span><text:span text:style-name="T42">Nucleotide profiles around the </text:span><text:span text:style-name="T44">cut-site</text:span><text:span text:style-name="T42"> (set to position 0). Top panels are reads generated by CU</text:span><text:span text:style-name="T48">5</text:span><text:span text:style-name="T42">T</text:span><text:span text:style-name="T48">45</text:span><text:span text:style-name="T42"> and bottom ones by oligo(dT)10–25</text:span></text:p>
      <text:p text:style-name="P31"/>
      <text:p text:style-name="P31"/>
      <text:p text:style-name="P20">Cis-acting regulatory elements and prediction programmes</text:p>
      <text:p text:style-name="P13"/>
      <text:p text:style-name="P46"><text:span text:style-name="T49">I</text:span><text:span text:style-name="T50">n order for the polyadenilated tail to be formed, a correct cleveage site must be recognized, and this task depends on the correct assembling of the polyadenilation complex around the polyadenilation site. The cleveage site is identified, to a first approximation, by specific sequence signals carried by the precursor mRNA itself – the so-called polyadenylation signals. </text:span><text:span text:style-name="T49">The central sequence motif AAUAAA </text:span><text:span text:style-name="T51">is usually located from -30 to -10 bp upstream from the cut site, it </text:span><text:span text:style-name="T49">was identified in the mid-1970s and subsequently shown to require flanking, auxiliary elements for both 3′-end cleavage and polyadenylation of premessenger RNA (pre-mRNA) as well as to promote downstream transcriptional termination.</text:span><text:span text:style-name="T50"> </text:span><text:span text:style-name="T51">Recent genomic analysis have shown that most of the polyadenilation signals are pretty well conserved in the eukariotic world </text:span><text:span text:style-name="T56">(</text:span><text:span text:style-name="T76">Proudfoot et al. 2011</text:span><text:span text:style-name="T56">)</text:span><text:span text:style-name="T51">.</text:span></text:p>
      <text:p text:style-name="P47"><text:span text:style-name="T49">However, while the consensus motif AAUAAA is generally conserved in mammals, <text:s/>the situation is less clear in fungi and plants (</text:span><text:span text:style-name="T74">Hunt AG et al. 2012; </text:span><text:span text:style-name="T75">Millevoi S, Vagner S. 2010</text:span><text:span text:style-name="T49">). </text:span><text:span text:style-name="T52">In mammals, three elements are known as primary sequence elements: the polyadenylation signal </text:span><text:span text:style-name="T51">(AAUAAA)</text:span><text:span text:style-name="T52">, cleavage site </text:span><text:span text:style-name="T53">(UA or CA)</text:span><text:span text:style-name="T52">, and downstream U/GU-rich elements. In addition, two auxiliary sequence elements (upstream U-rich elements and downstream G-rich elements) have also been identified. Among these elements, the polyadenylation signal, </text:span><text:soft-page-break/><text:span text:style-name="T52">which is the hexanucleotide AAUAAA or its variant AUUAAA, located 10–35 nucleotides (nt) upstream of the poly(A) site is the most highly conserved sequence. In yeast and plants, A-rich sequence elements also exist ~10–30 nt upstream of the cleavage site, but these elements are less well conserved compared with mammalian polyadenylation signals. Among many sequences identified as A-rich sequences, AAUAAA is the most well-conserved sequence in both yeast and plants. In addition to A-rich sequence elements, further upstream elements, designated efficiency elements in yeast or far upstream elements in plants, the cleavage site, and the downstream U-rich element flanking the cleavage site have been described. In filamentous fungi </text:span><text:span text:style-name="T54">an even more heterogenous situation has been described </text:span><text:span text:style-name="T55">(</text:span><text:span text:style-name="T75">Mizuki et al. 2011</text:span><text:span text:style-name="T55">)</text:span><text:span text:style-name="T54">. </text:span></text:p>
      <text:p text:style-name="P44"><text:span text:style-name="T97">Polyadenilation signals in plant and yeast are expected to comprise some kind of “strong” and “weak” elements for each class of motif, but these properties have not been explored in depth so far. </text:span><text:span text:style-name="T94">Large-scale computational analysis of </text:span><text:span text:style-name="T98">complete</text:span><text:span text:style-name="T94"> genomes has confirmed that these </text:span><text:span text:style-name="T98">characteristics</text:span><text:span text:style-name="T94"> are general </text:span><text:span text:style-name="T98">feature</text:span><text:span text:style-name="T94"> of genes in </text:span><text:span text:style-name="T98">animals</text:span><text:span text:style-name="T94">, yeast, and plants </text:span><text:span text:style-name="T123">(</text:span><text:span text:style-name="T112">Graber et al., 1999; Loke et al., 2005</text:span><text:span text:style-name="T123">).</text:span></text:p>
      <text:p text:style-name="P19"/>
      <text:p text:style-name="P62">FIGURE4.EPS</text:p>
      <text:p text:style-name="P57">Schematic drawing of the eukaryotic 3′ end processing machineries. Known factors and cis-elements contributing to 3′ end processing of metazoan (A), yeast (B) and plant (C). Homologous factors are color-matched while specific factors are in gray. The position of the different factors takes into account the RNA-binding specificity of each factor and, where possible, the protein contacts within the machinery. The sequence elements that comprise the poly(A) signals are indicated by black rectangles, and the site of cleavage [and subsequent poly(A) tail addition] is shown by a red dotted-line. In (C) ‘At’ stands for Arabidopsis thaliana.</text:p>
      <text:p text:style-name="P19"/>
      <text:p text:style-name="P1"><text:span text:style-name="T1">Several bioinformatics tools are available to search for conserved motifs in the regions surrounding polyadenilation sites. The most popular online suite for motif-based sequence analysis is the MEME Suite </text:span><text:span text:style-name="T2">(</text:span><text:span text:style-name="T72">Timothy L et al. 2009</text:span><text:span text:style-name="T2">)</text:span><text:span text:style-name="T1">. The MEME Suite allows you to discover motifs <text:s/>on groups of related DNA or protein sequences, search sequence databases for known motifs, compare a motif to all motifs in a database of motifs, associate motifs with Gene Ontology terms via their putative target genes, and analyse motif enrichment.</text:span></text:p>
      <text:p text:style-name="P5"><text:span text:style-name="T1">Another wide collection of modular tools for the detection of cis-regulatory elements in genome sequences is RSAT </text:span><text:span text:style-name="T2">(</text:span><text:span text:style-name="T70">Thomas-Chollier M, et al. 2011</text:span><text:span text:style-name="T2">)</text:span><text:span text:style-name="T1">. This site offers a series of tools </text:span><text:soft-page-break/><text:span text:style-name="T1">dedicated to the detection of regulatory signals in non-coding sequences. The only input required is a list of genes of interest (e.g. a family of co-regulated genes). From this information, you can retrieve the upstream sequences over a desired distance, discover putative regulatory signals, search the matching positions for these signals in your original dataset or in whole genomes, and display the results graphically in the form of a feature map. It also offers a series of facilities for random model generation and statistical evaluation.</text:span></text:p>
      <text:p text:style-name="P14"><text:s text:c="46"/></text:p>
      <text:p text:style-name="P20">ncRNAs and prediction programmes</text:p>
      <text:p text:style-name="P16"/>
      <text:p text:style-name="P17">Non-coding RNAs (ncRNA) are functional RNA molecules that are transcribed but not translated into proteins. <text:s/>Non-coding RNAs are highly abundant and functionally important RNAs such as transfer RNA (tRNA) and ribosomal RNA (rRNA), as well as RNAs such as snoRNAs, microRNAs, siRNAs, snRNAs, exRNAs, and piRNAs and long ncRNAs <text:span text:style-name="T124">(</text:span><text:span text:style-name="T118">Amaral et al. 2008; Jacquier 2009; Ponting et al. 2009; Waters and Storz 2009; Liu and Carnilli 2010</text:span><text:span text:style-name="T124">).</text:span>. The precise number of ncRNAs for specific organisms is unknown but it thougth to be in the order of thousands, and many genome annotation list them together with protein-coding genes. </text:p>
      <text:p text:style-name="P10"><text:span text:style-name="T5">Many bioinformatics tools exist for protein-coding genes detection and analysis, and they are commonly used during genome annotations. In contrast, </text:span><text:span text:style-name="T3">ncRNA gene </text:span><text:span text:style-name="T5">detection is still a major issue. </text:span><text:span text:style-name="T3">The main reason that hinders systematic de novo prediction of ncRNAs is that there are no common statistically signiﬁcant features in primary sequence (e.g. open reading frames or codon bias) which could be exploited for efﬁcient algorithms. </text:span></text:p>
      <text:p text:style-name="P11"><text:span text:style-name="T3">T</text:span><text:span text:style-name="T6">he most complete online database for ncRNAs is RFAM </text:span><text:span text:style-name="T3">(</text:span><text:span text:style-name="T73">Burge et al. 2012</text:span><text:span text:style-name="T3">). RFAM 11.0 hosts over 2208 ncRNA families and </text:span><text:span text:style-name="T6">provides tools</text:span><text:span text:style-name="T3"> to perform similarity searches against th</text:span><text:span text:style-name="T6">e</text:span><text:span text:style-name="T3"> database. Users can also access precomputed full-genome annotations. The limitations of the RFAM website are the small size limit for online searches and the restriction of matches to existing RNA families, which excludes a large number of ncRNAs for which no alignment is available or submitted to RFAM. </text:span><text:span text:style-name="T4">Also, the information stored about fungal ncRNA is very small and sparce, and available for just a few species like </text:span><text:span text:style-name="T7">S.cerevisae</text:span><text:span text:style-name="T4"> and </text:span><text:span text:style-name="T7">A.fumigatus </text:span><text:span text:style-name="T8">(</text:span><text:span text:style-name="T70">Kavanaugh LA, Dietrich FS. 2009; </text:span><text:bookmark text:name="contrib-1"/><text:bookmark text:name="contrib-group-1"/><text:span text:style-name="T65">Jöchl et al. 2008</text:span><text:span text:style-name="T8">)</text:span><text:span text:style-name="T4">.</text:span></text:p>
      <text:p text:style-name="P12"><text:span text:style-name="T79">Other ncRNA databases exist that focus on a single class of molecules such as miRBase (</text:span><text:span text:style-name="T108">Griffiths-Jones et al. 2008</text:span><text:span text:style-name="T79">), on one class for a set of organisms such as the snoRNABase </text:span><text:soft-page-break/><text:span text:style-name="T79">(</text:span><text:span text:style-name="T108">Lestrade and Weber 2006</text:span><text:span text:style-name="T79">), or on one genome such as ASRP (</text:span><text:span text:style-name="T108">http://asrp.cgrb.oregonstate.edu/db/</text:span><text:span text:style-name="T79">) or that aim at providing an exhaustive catalog of ncRNAs such as NONCODE (</text:span><text:span text:style-name="T108">Liu et al. 2005)</text:span><text:span text:style-name="T79"> or fRNAdb (</text:span><text:span text:style-name="T108">Kin et al. 2006</text:span><text:span text:style-name="T79">) </text:span><text:span text:style-name="T81">or </text:span><text:span text:style-name="T80">providing comprehensive annotations of eukaryotic long non-coding RNAs </text:span><text:span text:style-name="T81">like </text:span><text:span text:style-name="T79"><text:s/></text:span><text:span text:style-name="T80">lncRNAdb </text:span><text:span text:style-name="T82">(</text:span><text:span text:style-name="T109">Amaral et al. 2010</text:span><text:span text:style-name="T82">)</text:span><text:span text:style-name="T80">. </text:span></text:p>
      <text:p text:style-name="P15">Besides RFAM, several alternative computational methods exist that perform ncRNA prediction in genomic sequences. These can be classified into two types, namely, those that aim at searching for ncRNA homologs using conserved sequence and structure characteristics and those that aim at discovering new ncRNA families. Methods of the former type use sequence/structure alignments in order to identify key conserved motifs involved in the molecule structure. Alignments are then processed and modeled in several ways, for instance, with position weight matrices in ERPIN (<text:span text:style-name="T105">Gautheret and Lambert 2001</text:span>) or covariance models in INFERNAL (<text:span text:style-name="T105">Nawrocki et al. 2009</text:span>). These types of methods also include programs dedicated to one type of ncRNA, such as t<text:span text:style-name="T90">RNAScan-SE (</text:span><text:span text:style-name="T110">Lowe and Eddy 1997</text:span><text:span text:style-name="T90">) and RNAmmer (</text:span><text:span text:style-name="T110">Lagesen et al. 2007</text:span><text:span text:style-name="T90">). Programs such as RNAMOTIF (</text:span><text:span text:style-name="T110">Macke et al. 2001</text:span><text:span text:style-name="T90">), PatScan (</text:span><text:span text:style-name="T110">Dsouza et al. 1997</text:span><text:span text:style-name="T90">), and DARN! (</text:span><text:span text:style-name="T110">Zytnicki et al. 2008</text:span><text:span text:style-name="T90">) provide users with a programming language allowing the description of any ncRNA structure. </text:span></text:p>
      <text:p text:style-name="P6"><text:span text:style-name="T36">There is a subclass of ncRNAs which — with the help of comparative genomics — can be predicted with fair accuracy. Structural ncRNAs have a deﬁned and evolutionary conserved secondary structure which is of functional importance. </text:span><text:span text:style-name="T29">RNAz </text:span><text:span text:style-name="T30">(</text:span><text:span text:style-name="T68">Gruber AR et al. 2010</text:span><text:span text:style-name="T30">)</text:span><text:span text:style-name="T29"> is a program for predicting structurally conserved and thermodynamically stable RNA secondary structures in multiple sequence alignments. It can be used in genome wide screens to detect functional RNA structures, as found in noncoding RNAs and cis-acting regulatory elements of mRNAs. </text:span><text:span text:style-name="T34">A ready-to-use bioinformatic <text:s/>prediction protocol for various kinds of known ncRNA is described at the Ensemble Fungi web site </text:span><text:span text:style-name="T35">(</text:span><text:a xlink:type="simple" xlink:href="http://fungi.ensembl.org/info/genome/genebuild/ncrna.html"><text:span text:style-name="T99">http://fungi.ensembl.org/info/genome/genebuild/ncrna.html</text:span></text:a><text:span text:style-name="T35">)</text:span><text:span text:style-name="T34">.</text:span></text:p>
      <text:p text:style-name="P43"><text:span text:style-name="T92">The </text:span><text:span text:style-name="User_20_Entry"><text:span text:style-name="T92">ViennaRNA </text:span></text:span><text:span text:style-name="User_20_Entry"><text:span text:style-name="T93">(</text:span></text:span><text:span text:style-name="User_20_Entry"><text:span text:style-name="T111">Lorentz R et al. 2011</text:span></text:span><text:span text:style-name="User_20_Entry"><text:span text:style-name="T93">) </text:span></text:span><text:span text:style-name="T92">Package has been a widely used compilation of RNA secondary structure related computer programs for nearly two decades, </text:span><text:span text:style-name="T91">it </text:span><text:span text:style-name="T94">consists of a C code library and several stand-alone programs for the prediction and comparison of RNA secondary structures. RNA secondary structure prediction through energy minimization is the most used function in the package. </text:span><text:span text:style-name="T95">Several other programs are included in the package, </text:span><text:span text:style-name="T96">for instance</text:span><text:span text:style-name="T95">, we can find tools to evaluate energy of RNA secondary structures, predict minimum </text:span><text:soft-page-break/><text:span text:style-name="T95">energy secondary structures and pair probabilities, predict the consensus structure of several aligned sequences </text:span><text:span text:style-name="T96">and many others.</text:span></text:p>
      <text:p text:style-name="P24"/>
      <text:p text:style-name="P24"/>
      <text:p text:style-name="P37">Databases</text:p>
      <text:p text:style-name="P22"/>
      <text:p text:style-name="P39">PacDB</text:p>
      <text:p text:style-name="P39"/>
      <text:p text:style-name="P53"><text:span text:style-name="T37">PACdb is a database of mRNA </text:span><text:span text:style-name="T41">3'UTR </text:span><text:span text:style-name="T37">processing sites </text:span><text:span text:style-name="T40">(</text:span><text:span text:style-name="T78">Brockman JM 2005</text:span><text:span text:style-name="T40">)</text:span><text:span text:style-name="T37">. P</text:span><text:span text:style-name="T41">ACdb relies on EST </text:span><text:span text:style-name="T37">(Expressed Sequence Tags) </text:span><text:span text:style-name="T41">to identify putative 3'UTR processing sites, <text:s/>which can be used later to retrieve <text:s/></text:span><text:span text:style-name="T37">3'UTR length and sequence. </text:span><text:span text:style-name="T41">PACdb stores many putative <text:s/>3'UTR processing sites from several organisms and thus can represent a resource to study the process of </text:span><text:span text:style-name="T37">alternative polyadenylation.</text:span></text:p>
      <text:p text:style-name="P39"/>
      <text:p text:style-name="P38">PolyA_DB 2</text:p>
      <text:p text:style-name="P25"/>
      <text:p text:style-name="P45"><text:span text:style-name="T84">PolyA_DB 2 contains poly(A) sites identified for genes in several vertebrate species, including human, mouse, rat, chicken and zebrafish, using alignments between cDNA/ESTs and genome sequences </text:span><text:span text:style-name="T85">(</text:span><text:span text:style-name="T113">LeeJY et al. 2007</text:span><text:span text:style-name="T85">)</text:span><text:span text:style-name="T84">. </text:span><text:span text:style-name="T89">A part from polyadenilation cut site genomic location this database includes</text:span><text:span text:style-name="T84"> syntenic genome regions for human poly(A) sites in seven other vertebrates and </text:span><text:span text:style-name="Emphasis"><text:span text:style-name="T84">cis</text:span></text:span><text:span text:style-name="T84">-element information adjacent to poly(A) sites. Trace sequences are used to provide additional evidence for poly(A/T) tails in cDNA/ESTs. The updated database is intended to broaden poly(A) site coverage in vertebrate genomes, and provide</text:span><text:span text:style-name="T89">s</text:span><text:span text:style-name="T84"> means to assess the authenticity of poly(A) sites identified by bioinformatics </text:span><text:span text:style-name="T89">tools</text:span><text:span text:style-name="T84">. </text:span></text:p>
      <text:p text:style-name="P39"/>
      <text:p text:style-name="P42">UTRdb</text:p>
      <text:p text:style-name="P23"><text:span text:style-name="T83">UTRdb is a curated database of 5' and 3' untranslated sequences of eukaryotic mRNAs, derived from several sources of primary data (</text:span><text:span text:style-name="T114">Grillo G et al. 2010</text:span><text:span text:style-name="T122">). Experimentally validated functional motifs are annotated and also collated as the </text:span><text:span text:style-name="Emphasis"><text:span text:style-name="T83">UTRsite </text:span></text:span><text:span text:style-name="T83">database where more specific information on the functional motifs and cross-links to interacting regulatory protein are provided. UTR entries have been organized in a gene-centric structure to better visualize and retrieve 5' and 3'UTR variants generated by alternative initiation and termination of </text:span><text:soft-page-break/><text:span text:style-name="T83">transcription and alternative splicing. Experimentally validated miRNA targets and conserved sequence elements are also annotated. The integration of UTRdb with genomic data has allowed the implementation of an efficient annotation system and a powerful retrieval resource for the selection and extraction of specific UTR subsets.</text:span></text:p>
      <text:p text:style-name="P40"/>
      <text:p text:style-name="P18"/>
      <text:p text:style-name="P21">Prediction tools</text:p>
      <text:p text:style-name="P21"/>
      <text:p text:style-name="P52">PolyA_SVM</text:p>
      <text:p text:style-name="P50"><text:span text:style-name="T100">PolyA_SVM is an analysis and prediction </text:span><text:span text:style-name="T103">tool for</text:span><text:span text:style-name="T100"> mRNA polyadenylation sites by Support Vector Machine </text:span><text:span text:style-name="T101">(</text:span><text:span text:style-name="T115">Cheng, Y et al . 2006</text:span><text:span text:style-name="T101">)</text:span><text:span text:style-name="T100">. This program takes a file containing DNA/RNA sequences in the FASTA format as input, and 1) makes prediction for putative mRNA polyadenylation sites, or poly(A) sites and/or 2) generates results indicating the occurrences of different cis-elements. The program is implemented in PERL and runs under UNIX/LINUX systems. </text:span></text:p>
      <text:p text:style-name="P49"/>
      <text:p text:style-name="P41">PolyA-EP</text:p>
      <text:p text:style-name="P36"><text:span text:style-name="T102">PolyA-EP exploits the advantages of emerging patterns, namely high understandability and discriminating power and can be used for both descriptive and predictive analysis </text:span><text:span text:style-name="T101">(</text:span><text:span text:style-name="T116">T</text:span><text:span text:style-name="T117">zanis G et al. 2008</text:span><text:span text:style-name="T101">)</text:span><text:span text:style-name="T102">. In particular, PolyA-EP is a parameterizable tool that can be used in order to extract interesting emerging patterns for describing or predicting polyadenylation sites. Moreover, the extracted emerging patterns can span across many elements around the polyadenylation site. PolyA-EP has been developed in JAVA. It provides a number of functions for training and testing classifiers based on interesting emerging patterns.</text:span></text:p>
      <text:h text:style-name="P63" text:outline-level="1">PolyApred</text:h>
      <text:p text:style-name="P26">PolyApred is a support vector machine (SVM) based method for the prediction of polyadenylation signal<text:span text:style-name="T125">s</text:span> in human DNA sequence <text:span text:style-name="T122">(</text:span><text:span text:style-name="T114">Ahmed F et al. 2009</text:span><text:span text:style-name="T122">)</text:span>. In this method a mixed pattern is used as an input feature by using different nucleotides frequency frequency of 100nt long upstream sequence combined with frequency of 100 nt long downstream sequence relative to <text:span text:style-name="T125">p</text:span>olyadenylation signa<text:span text:style-name="T125">ls</text:span>.</text:p>
      <table:table table:name="Table1" table:style-name="Table1">
        <table:table-column table:style-name="Table1.A"/>
        <table:table-row>
          <table:table-cell table:style-name="Table1.A1" office:value-type="string">
            <text:p text:style-name="P54"/>
          </table:table-cell>
        </table:table-row>
      </table:table>
      <text:p text:style-name="P51"><text:soft-page-break/>Dragon PolyA Spotter</text:p>
      <text:p text:style-name="P6"><text:span text:style-name="T38">Dragon PolyA Spotter is a </text:span><text:span text:style-name="T39">poly(A) motif prediction method based on properties of human genomic </text:span><text:span text:style-name="T86">DNA sequence surrounding a poly(A) motif </text:span><text:span text:style-name="T87">(</text:span><text:span text:style-name="T78">Kalkatawi M et al. 2012</text:span><text:span text:style-name="T87">)</text:span><text:span text:style-name="T86">. These properties include thermodynamic, physico-chemical and statistical characteristics. For predictions </text:span><text:span text:style-name="T88">an </text:span><text:span text:style-name="T86">Artificial Neural Network and Random Forrest models </text:span><text:span text:style-name="T88">was developed</text:span><text:span text:style-name="T86">. These models are trained to recognize 12 most common poly(A) motifs in human DNA.</text:span></text:p>
      <text:p text:style-name="P48"/>
      <text:section text:style-name="Sect1" text:name="JR_bib">
        <text:h text:style-name="Heading_20_2" text:outline-level="2"><text:bookmark text:name="JR_bib_end"/>References<text:bookmark text:name="JR_bib_end1"/></text:h>
      </text:section>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Georgia" svg:font-family="Georgia, 'Times New Roman', Times, serif"/>
    <style:font-face style:name="Georgia1" svg:font-family="Georgia, 'Times New Roman', serif"/>
    <style:font-face style:name="Lohit Hindi1" svg:font-family="'Lohit Hindi'"/>
    <style:font-face style:name="OpenSymbol" svg:font-family="OpenSymbol"/>
    <style:font-face style:name="Verdana" svg:font-family="Verdana"/>
    <style:font-face style:name="helvetica" svg:font-family="helvetica, arial, impact, sans-serif"/>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User_20_Entry" style:display-name="User Entry" style:family="text">
      <style:text-properties style:font-name="DejaVu Sans Mono" style:font-name-asian="DejaVu Sans Mono" style:font-name-complex="Lohit Hindi2"/>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meta:initial-creator>
    <meta:creation-date>2013-10-03T11:23:50</meta:creation-date>
    <dc:date>2013-11-06T10:25:25.052148422</dc:date>
    <dc:creator>marco </dc:creator>
    <meta:editing-duration>PT11H1M39S</meta:editing-duration>
    <meta:editing-cycles>45</meta:editing-cycles>
    <meta:generator>LibreOffice/4.1.2.3$Linux_X86_64 LibreOffice_project/410m0$Build-3</meta:generator>
    <meta:document-statistic meta:table-count="1" meta:image-count="0" meta:object-count="0" meta:page-count="10" meta:paragraph-count="52" meta:word-count="3240" meta:character-count="21429" meta:non-whitespace-character-count="18167"/>
  </office:meta>
</office:document-meta>
</file>